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527bbd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20pt" style:font-size-asian="20pt" style:font-size-complex="20pt"/>
    </style:style>
    <style:style style:name="ce3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37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Default">
      <style:table-cell-properties fo:border-bottom="none" fo:background-color="#f6f9d4" style:text-align-source="fix" style:repeat-content="false" fo:border-left="none" fo:border-right="none" fo:border-top="0.74pt solid #000000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f6f9d4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 style:vertical-align="middle"/>
      <style:paragraph-properties fo:text-align="start" fo:margin-left="0in"/>
    </style:style>
    <style:style style:name="ce21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46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ffe994"/>
    </style:style>
    <style:style style:name="ce13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bbe33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fo:background-color="#33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28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fo:background-color="#f6f9d4" style:text-align-source="fix" style:repeat-content="false" fo:border-left="none" fo:border-right="0.74pt solid #000000" fo:border-top="none"/>
      <style:paragraph-properties fo:text-align="start" fo:margin-left="0in"/>
    </style:style>
    <style:style style:name="ce59" style:family="table-cell" style:parent-style-name="Default">
      <style:table-cell-properties fo:background-color="#508ed3" style:text-align-source="fix" style:repeat-content="false" style:vertical-align="middle"/>
      <style:paragraph-properties fo:text-align="start" fo:margin-left="0in"/>
      <style:text-properties fo:color="#ffffff" style:font-name="Arial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ext-properties style:font-name="Arial" fo:font-size="20pt" style:font-size-asian="20pt" style:font-size-complex="20pt"/>
    </style:style>
    <style:style style:name="ce61" style:family="table-cell" style:parent-style-name="Default">
      <style:table-cell-properties fo:border-bottom="0.74pt solid #000000" fo:background-color="#f6f9d4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>
      <style:table-cell-properties fo:border-bottom="none" fo:background-color="#f6f9d4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5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f6f9d4" style:text-align-source="fix" style:repeat-content="false" fo:border-left="none" fo:border-right="0.74pt solid #000000" fo:border-top="none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e994"/>
      <style:text-properties fo:font-weight="normal" style:font-weight-asian="normal" style:font-weight-complex="normal"/>
    </style:style>
    <style:style style:name="ce31" style:family="table-cell" style:parent-style-name="Default" style:data-style-name="N125">
      <style:table-cell-properties fo:background-color="#dee6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>
      <style:table-cell-properties fo:background-color="#dee6ef" style:diagonal-tl-br="0.74pt solid #000000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ee6ef"/>
    </style:style>
    <style:style style:name="ce33" style:family="table-cell" style:parent-style-name="Default" style:data-style-name="N125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7"/>
        <table:table-column table:style-name="co1" table:default-cell-style-name="ce43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1" table:default-cell-style-name="ce24"/>
        <table:table-column table:style-name="co1" table:default-cell-style-name="ce62"/>
        <table:table-column table:style-name="co1" table:number-columns-repeated="2" table:default-cell-style-name="ce63"/>
        <table:table-column table:style-name="co1" table:default-cell-style-name="ce65"/>
        <table:table-column table:style-name="co1" table:number-columns-repeated="2" table:default-cell-style-name="ce67"/>
        <table:table-column table:style-name="co1" table:default-cell-style-name="ce31"/>
        <table:table-column table:style-name="co1" table:number-columns-repeated="3" table:default-cell-style-name="ce13"/>
        <table:table-column table:style-name="co1" table:number-columns-repeated="48" table:default-cell-style-name="Default"/>
        <table:table-row table:style-name="ro1">
          <table:table-cell table:style-name="ce2" office:value-type="string" calcext:value-type="string" table:number-columns-spanned="3" table:number-rows-spanned="7">
            <text:p>iTest</text:p>
          </table:table-cell>
          <table:covered-table-cell table:number-columns-repeated="2" table:style-name="Default"/>
          <table:table-cell table:style-name="ce13" office:value-type="string" calcext:value-type="string">
            <text:p>Legend:</text:p>
          </table:table-cell>
          <table:table-cell table:style-name="ce59" office:value-type="string" calcext:value-type="string" table:number-columns-spanned="12" table:number-rows-spanned="7">
            <text:p>PAGE HEADER</text:p>
          </table:table-cell>
          <table:covered-table-cell table:number-columns-repeated="10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3" table:style-name="Default"/>
          <table:table-cell table:style-name="ce14" office:value-type="string" calcext:value-type="string">
            <text:p>FAIL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5" office:value-type="string" calcext:value-type="string">
            <text:p>UNRELIABLE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6" office:value-type="string" calcext:value-type="string">
            <text:p>TIMEOUT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7" office:value-type="string" calcext:value-type="string">
            <text:p>ALARM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8" office:value-type="string" calcext:value-type="string">
            <text:p>ABORT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1">
          <table:covered-table-cell table:number-columns-repeated="2" table:style-name="ce6"/>
          <table:covered-table-cell table:style-name="Default"/>
          <table:table-cell table:style-name="ce19" office:value-type="string" calcext:value-type="string">
            <text:p>INVALID</text:p>
          </table:table-cell>
          <table:covered-table-cell table:number-columns-repeated="11" table:style-name="ce60"/>
          <table:covered-table-cell table:style-name="Default"/>
          <table:table-cell/>
          <table:table-cell table:style-name="ce60" table:number-columns-repeated="47"/>
        </table:table-row>
        <table:table-row table:style-name="ro2">
          <table:table-cell table:style-name="ce3" office:value-type="string" calcext:value-type="string" table:number-columns-spanned="2" table:number-rows-spanned="1">
            <text:p>TEMPERATUR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25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TESTER_TYPE:</text:p>
          </table:table-cell>
          <table:covered-table-cell table:style-name="ce8"/>
          <table:table-cell table:style-name="ce20" office:value-type="string" calcext:value-type="string" table:number-columns-spanned="2" table:number-rows-spanned="1">
            <text:p>93000-SOC</text:p>
          </table:table-cell>
          <table:covered-table-cell table:style-name="ce27"/>
          <table:table-cell table:style-name="ce3" office:value-type="string" calcext:value-type="string" table:number-columns-spanned="2" table:number-rows-spanned="1">
            <text:p>CONTROL SERIAL #S:</text:p>
          </table:table-cell>
          <table:covered-table-cell table:style-name="ce8"/>
          <table:table-cell table:style-name="ce20" table:number-columns-spanned="2" table:number-rows-spanned="1"/>
          <table:covered-table-cell table:style-name="ce27"/>
          <table:table-cell office:value-type="string" calcext:value-type="string">
            <text:p>SN or X,Y</text:p>
          </table:table-cell>
          <table:table-cell table:style-name="ce33" office:value-type="string" calcext:value-type="string">
            <text:p>10</text:p>
          </table:table-cell>
          <table:table-cell table:style-name="ce33" office:value-type="string" calcext:value-type="string">
            <text:p>11</text:p>
          </table:table-cell>
          <table:table-cell table:style-name="ce33" office:value-type="string" calcext:value-type="string">
            <text:p>1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EP #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1.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TEST PROGRAM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2p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4.4.0</text:p>
          </table:table-cell>
          <table:covered-table-cell table:style-name="ce28"/>
          <table:table-cell office:value-type="string" calcext:value-type="string">
            <text:p>Time</text:p>
          </table:table-cell>
          <table:table-cell table:number-columns-repeated="3" table:style-name="ce33" office:value-type="string" calcext:value-type="string">
            <text:p>4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ART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WAFER_ID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99C87-12G0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OPTIONS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-a -r -p 3</text:p>
          </table:table-cell>
          <table:covered-table-cell table:style-name="ce28"/>
          <table:table-cell office:value-type="string" calcext:value-type="string">
            <text:p>HW Bin</text:p>
          </table:table-cell>
          <table:table-cell table:number-columns-repeated="3" table:style-name="ce33" office:value-type="string" calcext:value-type="string">
            <text:p>3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STOP_DATE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Tue Nov 12 18:39:03 PST 2019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CUSTOMER:</text:p>
          </table:table-cell>
          <table:covered-table-cell table:style-name="ce9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SW Bin</text:p>
          </table:table-cell>
          <table:table-cell table:number-columns-repeated="3" table:style-name="ce33" office:value-type="string" calcext:value-type="string">
            <text:p>1</text:p>
          </table:table-cell>
          <table:table-cell table:number-columns-repeated="48"/>
        </table:table-row>
        <table:table-row table:style-name="ro2">
          <table:table-cell table:style-name="ce4" office:value-type="string" calcext:value-type="string" table:number-columns-spanned="2" table:number-rows-spanned="1">
            <text:p>TEST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PortScale</text:p>
          </table:table-cell>
          <table:covered-table-cell table:style-name="ce28"/>
          <table:table-cell table:style-name="ce4" office:value-type="string" calcext:value-type="string" table:number-columns-spanned="2" table:number-rows-spanned="1">
            <text:p>DEVICE NUMBER:</text:p>
          </table:table-cell>
          <table:covered-table-cell table:style-name="ce9"/>
          <table:table-cell table:style-name="ce21" office:value-type="string" calcext:value-type="string" table:number-columns-spanned="2" table:number-rows-spanned="1">
            <text:p>detector</text:p>
          </table:table-cell>
          <table:covered-table-cell table:style-name="ce28"/>
          <table:table-cell table:style-name="ce64" table:number-columns-spanned="2" table:number-rows-spanned="1"/>
          <table:covered-table-cell table:style-name="ce9"/>
          <table:table-cell table:style-name="ce66" table:number-columns-spanned="2" table:number-rows-spanned="1"/>
          <table:covered-table-cell table:style-name="ce28"/>
          <table:table-cell office:value-type="string" calcext:value-type="string">
            <text:p>Site</text:p>
          </table:table-cell>
          <table:table-cell table:number-columns-repeated="3" table:style-name="ce72" office:value-type="float" office:value="1" calcext:value-type="float">
            <text:p>1</text:p>
          </table:table-cell>
          <table:table-cell table:number-columns-repeated="48"/>
        </table:table-row>
        <table:table-row table:style-name="ro2"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40"/>
          <table:table-cell table:style-name="ce21" table:number-columns-spanned="2" table:number-rows-spanned="1"/>
          <table:covered-table-cell table:style-name="ce28"/>
          <table:table-cell table:style-name="ce4" table:number-columns-spanned="2" table:number-rows-spanned="1"/>
          <table:covered-table-cell table:style-name="ce9"/>
          <table:table-cell table:style-name="ce21" table:number-columns-spanned="2" table:number-rows-spanned="1"/>
          <table:covered-table-cell table:style-name="ce28"/>
          <table:table-cell office:value-type="string" calcext:value-type="string">
            <text:p>Result</text:p>
          </table:table-cell>
          <table:table-cell table:number-columns-repeated="3" table:style-name="ce33" office:value-type="string" calcext:value-type="string">
            <text:p>PASS</text:p>
          </table:table-cell>
          <table:table-cell table:number-columns-repeated="48"/>
        </table:table-row>
        <table:table-row table:style-name="ro2">
          <table:table-cell table:style-name="ce35" table:number-columns-spanned="2" table:number-rows-spanned="1"/>
          <table:covered-table-cell table:style-name="ce10"/>
          <table:table-cell table:style-name="ce46" table:number-columns-spanned="2" table:number-rows-spanned="1"/>
          <table:covered-table-cell table:style-name="ce29"/>
          <table:table-cell table:style-name="ce61" office:value-type="string" calcext:value-type="string" table:number-columns-spanned="4" table:number-rows-spanned="1">
            <text:p>DEVICE HEADER</text:p>
          </table:table-cell>
          <table:covered-table-cell table:style-name="ce10"/>
          <table:covered-table-cell table:style-name="ce46"/>
          <table:covered-table-cell table:style-name="ce29"/>
          <table:table-cell table:style-name="ce35" table:number-columns-spanned="2" table:number-rows-spanned="1"/>
          <table:covered-table-cell table:style-name="ce10"/>
          <table:table-cell table:style-name="ce46" table:number-columns-spanned="2" table:number-rows-spanned="1"/>
          <table:covered-table-cell table:style-name="ce29"/>
          <table:table-cell table:style-name="ce69" office:value-type="string" calcext:value-type="string" table:number-columns-spanned="1" table:number-rows-spanned="2">
            <text:p><text:s text:c="10"/>Temp <text:s text:c="2"/>Units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style-name="ce73" office:value-type="float" office:value="25" calcext:value-type="float" table:number-columns-spanned="1" table:number-rows-spanned="2">
            <text:p>25</text:p>
          </table:table-cell>
          <table:table-cell table:number-columns-repeated="48"/>
        </table:table-row>
        <table:table-row table:style-name="ro2">
          <table:table-cell table:style-name="ce36" office:value-type="string" calcext:value-type="string">
            <text:p>Test Number</text:p>
          </table:table-cell>
          <table:table-cell table:style-name="ce42" office:value-type="string" calcext:value-type="string" table:number-columns-spanned="5" table:number-rows-spanned="1">
            <text:p>Test Name <text:s text:c="14"/>TABLE HEADER</text:p>
          </table:table-cell>
          <table:covered-table-cell table:number-columns-repeated="4" table:style-name="ce36"/>
          <table:table-cell table:style-name="ce36" office:value-type="string" calcext:value-type="string">
            <text:p>Duplicate</text:p>
          </table:table-cell>
          <table:table-cell table:style-name="ce36" office:value-type="string" calcext:value-type="string">
            <text:p>Lo Limit </text:p>
          </table:table-cell>
          <table:table-cell table:style-name="ce36" office:value-type="string" calcext:value-type="string">
            <text:p>Hi Limit</text:p>
          </table:table-cell>
          <table:table-cell table:style-name="ce42" office:value-type="string" calcext:value-type="string" table:number-columns-spanned="3" table:number-rows-spanned="1">
            <text:p>Pin</text:p>
          </table:table-cell>
          <table:covered-table-cell table:number-columns-repeated="2" table:style-name="ce36"/>
          <table:covered-table-cell table:number-columns-repeated="4" table:style-name="ce70"/>
          <table:table-cell table:number-columns-repeated="48"/>
        </table:table-row>
        <table:table-row table:style-name="ro2">
          <table:table-cell office:value-type="string" calcext:value-type="string">
            <text:p>100</text:p>
          </table:table-cell>
          <table:table-cell office:value-type="string" calcext:value-type="string" table:number-columns-spanned="5" table:number-rows-spanned="1">
            <text:p>Continuity:Posi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200" calcext:value-type="float">
            <text:p>200.000</text:p>
          </table:table-cell>
          <table:table-cell office:value-type="float" office:value="900" calcext:value-type="float">
            <text:p>9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500" calcext:value-type="float">
            <text:p>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</text:p>
          </table:table-cell>
          <table:table-cell office:value-type="string" calcext:value-type="string" table:number-columns-spanned="5" table:number-rows-spanned="1">
            <text:p>Continuity:NegativeContinuity[1]</text:p>
          </table:table-cell>
          <table:covered-table-cell table:number-columns-repeated="4" table:style-name="ce23"/>
          <table:table-cell office:value-type="string" calcext:value-type="string">
            <text:p>0</text:p>
          </table:table-cell>
          <table:table-cell office:value-type="float" office:value="-900" calcext:value-type="float">
            <text:p>-900.000</text:p>
          </table:table-cell>
          <table:table-cell office:value-type="float" office:value="-200" calcext:value-type="float">
            <text:p>-200.000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>
            <text:p>mV</text:p>
          </table:table-cell>
          <table:table-cell table:number-columns-repeated="3" office:value-type="float" office:value="-500" calcext:value-type="float">
            <text:p>-50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</text:p>
          </table:table-cell>
          <table:table-cell office:value-type="string" calcext:value-type="string" table:number-columns-spanned="5" table:number-rows-spanned="1">
            <text:p>PowerShorts_1:PwrShorts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" calcext:value-type="float">
            <text:p>-1.000</text:p>
          </table:table-cell>
          <table:table-cell office:value-type="float" office:value="30" calcext:value-type="float">
            <text:p>3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W</text:p>
          </table:table-cell>
          <table:table-cell office:value-type="float" office:value="5.54593324661255" calcext:value-type="float">
            <text:p>5.546</text:p>
          </table:table-cell>
          <table:table-cell office:value-type="float" office:value="5.2897744178772" calcext:value-type="float">
            <text:p>5.290</text:p>
          </table:table-cell>
          <table:table-cell office:value-type="float" office:value="5.36864805221558" calcext:value-type="float">
            <text:p>5.36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</text:p>
          </table:table-cell>
          <table:table-cell office:value-type="string" calcext:value-type="string" table:number-columns-spanned="5" table:number-rows-spanned="1">
            <text:p>I_VDD_AFTER_RST_1:I_VDD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0" calcext:value-type="float">
            <text:p>1000.000</text:p>
          </table:table-cell>
          <table:table-cell office:value-type="string" calcext:value-type="string" table:number-columns-spanned="3" table:number-rows-spanned="1">
            <text:p>VDD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471.638214111328" calcext:value-type="float">
            <text:p>471.638</text:p>
          </table:table-cell>
          <table:table-cell office:value-type="float" office:value="467.382446289063" calcext:value-type="float">
            <text:p>467.382</text:p>
          </table:table-cell>
          <table:table-cell office:value-type="float" office:value="468.60400390625" calcext:value-type="float">
            <text:p>468.6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</text:p>
          </table:table-cell>
          <table:table-cell office:value-type="string" calcext:value-type="string" table:number-columns-spanned="5" table:number-rows-spanned="1">
            <text:p>I_VDD33_A_AFTER_RST_1:I_VDD33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office:value-type="string" calcext:value-type="string" table:number-columns-spanned="3" table:number-rows-spanned="1">
            <text:p>VDD33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.92131614685059" calcext:value-type="float">
            <text:p>2.921</text:p>
          </table:table-cell>
          <table:table-cell office:value-type="float" office:value="2.9114990234375" calcext:value-type="float">
            <text:p>2.911</text:p>
          </table:table-cell>
          <table:table-cell office:value-type="float" office:value="2.89225769042969" calcext:value-type="float">
            <text:p>2.8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</text:p>
          </table:table-cell>
          <table:table-cell office:value-type="string" calcext:value-type="string" table:number-columns-spanned="5" table:number-rows-spanned="1">
            <text:p>I_VOV33_AFTER_RST_1:I_VOV33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.00006103516" calcext:value-type="float">
            <text:p>1000.000</text:p>
          </table:table-cell>
          <table:table-cell office:value-type="string" calcext:value-type="string" table:number-columns-spanned="3" table:number-rows-spanned="1">
            <text:p>VOV33[1]</text:p>
          </table:table-cell>
          <table:covered-table-cell table:number-columns-repeated="2"/>
          <table:table-cell office:value-type="string" calcext:value-type="string">
            <text:p>uA</text:p>
          </table:table-cell>
          <table:table-cell office:value-type="float" office:value="118.129707336426" calcext:value-type="float">
            <text:p>118.130</text:p>
          </table:table-cell>
          <table:table-cell office:value-type="float" office:value="113.90665435791" calcext:value-type="float">
            <text:p>113.907</text:p>
          </table:table-cell>
          <table:table-cell office:value-type="float" office:value="119.967514038086" calcext:value-type="float">
            <text:p>119.9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</text:p>
          </table:table-cell>
          <table:table-cell office:value-type="string" calcext:value-type="string" table:number-columns-spanned="5" table:number-rows-spanned="1">
            <text:p>I_VDD33IO_A_AFTER_RST_1:I_VDD33IO_A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350" calcext:value-type="float">
            <text:p>350.000</text:p>
          </table:table-cell>
          <table:table-cell office:value-type="string" calcext:value-type="string" table:number-columns-spanned="3" table:number-rows-spanned="1">
            <text:p>VDD33IO_A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204.936050415039" calcext:value-type="float">
            <text:p>204.936</text:p>
          </table:table-cell>
          <table:table-cell office:value-type="float" office:value="201.940872192383" calcext:value-type="float">
            <text:p>201.941</text:p>
          </table:table-cell>
          <table:table-cell office:value-type="float" office:value="200.679763793945" calcext:value-type="float">
            <text:p>200.68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</text:p>
          </table:table-cell>
          <table:table-cell office:value-type="string" calcext:value-type="string" table:number-columns-spanned="5" table:number-rows-spanned="1">
            <text:p>I_VDD33IO_AFTER_RST_1:I_VDD33IO_after_reset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500" calcext:value-type="float">
            <text:p>500.000</text:p>
          </table:table-cell>
          <table:table-cell office:value-type="string" calcext:value-type="string" table:number-columns-spanned="3" table:number-rows-spanned="1">
            <text:p>VDD33IO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671565175056458" calcext:value-type="float">
            <text:p>0.672</text:p>
          </table:table-cell>
          <table:table-cell table:number-columns-repeated="2" office:value-type="float" office:value="0.592715740203857" calcext:value-type="float">
            <text:p>0.59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</text:p>
          </table:table-cell>
          <table:table-cell office:value-type="string" calcext:value-type="string" table:number-columns-spanned="5" table:number-rows-spanned="1">
            <text:p>MeasBG_1:Bandgap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949999988079071" calcext:value-type="float">
            <text:p>0.950</text:p>
          </table:table-cell>
          <table:table-cell office:value-type="float" office:value="1.29999995231628" calcext:value-type="float">
            <text:p>1.300</text:p>
          </table:table-cell>
          <table:table-cell office:value-type="string" calcext:value-type="string" table:number-columns-spanned="3" table:number-rows-spanned="1">
            <text:p>S3_TEST_BANDGAP_1V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02415502071381" calcext:value-type="float">
            <text:p>1.024</text:p>
          </table:table-cell>
          <table:table-cell office:value-type="float" office:value="1.02112197875977" calcext:value-type="float">
            <text:p>1.021</text:p>
          </table:table-cell>
          <table:table-cell office:value-type="float" office:value="1.0142560005188" calcext:value-type="float">
            <text:p>1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</text:p>
          </table:table-cell>
          <table:table-cell office:value-type="string" calcext:value-type="string" table:number-columns-spanned="5" table:number-rows-spanned="1">
            <text:p>MeasVreg_1:Vreg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.10000002384186" calcext:value-type="float">
            <text:p>1.100</text:p>
          </table:table-cell>
          <table:table-cell office:value-type="float" office:value="1.39999997615814" calcext:value-type="float">
            <text:p>1.400</text:p>
          </table:table-cell>
          <table:table-cell office:value-type="string" calcext:value-type="string" table:number-columns-spanned="3" table:number-rows-spanned="1">
            <text:p>S3_TEST_VREG_1P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1.29326498508453" calcext:value-type="float">
            <text:p>1.293</text:p>
          </table:table-cell>
          <table:table-cell office:value-type="float" office:value="1.30167496204376" calcext:value-type="float">
            <text:p>1.302</text:p>
          </table:table-cell>
          <table:table-cell office:value-type="float" office:value="1.3011599779129" calcext:value-type="float">
            <text:p>1.3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</text:p>
          </table:table-cell>
          <table:table-cell office:value-type="string" calcext:value-type="string" table:number-columns-spanned="5" table:number-rows-spanned="1">
            <text:p>MeasTemp_1:TempSense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10" calcext:value-type="float">
            <text:p>1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S3_TEST_TEMP_0[1]</text:p>
          </table:table-cell>
          <table:covered-table-cell table:number-columns-repeated="2"/>
          <table:table-cell office:value-type="string" calcext:value-type="string">
            <text:p>mV</text:p>
          </table:table-cell>
          <table:table-cell office:value-type="float" office:value="54.370002746582" calcext:value-type="float">
            <text:p>54.370</text:p>
          </table:table-cell>
          <table:table-cell office:value-type="float" office:value="54.4280014038086" calcext:value-type="float">
            <text:p>54.428</text:p>
          </table:table-cell>
          <table:table-cell office:value-type="float" office:value="54.427001953125" calcext:value-type="float">
            <text:p>54.4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</text:p>
          </table:table-cell>
          <table:table-cell office:value-type="string" calcext:value-type="string" table:number-columns-spanned="5" table:number-rows-spanned="1">
            <text:p>VBIAS_PAROUT1_1:VBIAS_PAROUT1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24193727970123" calcext:value-type="float">
            <text:p>-0.124</text:p>
          </table:table-cell>
          <table:table-cell office:value-type="float" office:value="-0.158054754137993" calcext:value-type="float">
            <text:p>-0.158</text:p>
          </table:table-cell>
          <table:table-cell office:value-type="float" office:value="-0.135559588670731" calcext:value-type="float">
            <text:p>-0.1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</text:p>
          </table:table-cell>
          <table:table-cell office:value-type="string" calcext:value-type="string" table:number-columns-spanned="5" table:number-rows-spanned="1">
            <text:p>VBIAS_PAROUT1_1:VBIAS_PAROUT1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4311773106456" calcext:value-type="float">
            <text:p>0.012</text:p>
          </table:table-cell>
          <table:table-cell office:value-type="float" office:value="0.0181139912456274" calcext:value-type="float">
            <text:p>0.018</text:p>
          </table:table-cell>
          <table:table-cell office:value-type="float" office:value="0.0370568595826626" calcext:value-type="float">
            <text:p>0.03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</text:p>
          </table:table-cell>
          <table:table-cell office:value-type="string" calcext:value-type="string" table:number-columns-spanned="5" table:number-rows-spanned="1">
            <text:p>VBIAS_PAROUT1_1:VBIAS_PAROUT1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0.01243117731064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</text:p>
          </table:table-cell>
          <table:table-cell office:value-type="string" calcext:value-type="string" table:number-columns-spanned="5" table:number-rows-spanned="1">
            <text:p>VBIAS_PAROUT1_1:VBIAS_PAROUT1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</text:p>
          </table:table-cell>
          <table:table-cell office:value-type="string" calcext:value-type="string" table:number-columns-spanned="5" table:number-rows-spanned="1">
            <text:p>VBIAS_PAROUT1_1:VBIAS_PAROUT1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</text:p>
          </table:table-cell>
          <table:table-cell office:value-type="string" calcext:value-type="string" table:number-columns-spanned="5" table:number-rows-spanned="1">
            <text:p>VBIAS_PAROUT1_1:VBIAS_PAROUT1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350442714989185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</text:p>
          </table:table-cell>
          <table:table-cell office:value-type="string" calcext:value-type="string" table:number-columns-spanned="5" table:number-rows-spanned="1">
            <text:p>VBIAS_PAROUT1_1:VBIAS_PAROUT1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852427911013365" calcext:value-type="float">
            <text:p>0.009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</text:p>
          </table:table-cell>
          <table:table-cell office:value-type="string" calcext:value-type="string" table:number-columns-spanned="5" table:number-rows-spanned="1">
            <text:p>VBIAS_PAROUT1_1:VBIAS_PAROUT1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0418589226901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</text:p>
          </table:table-cell>
          <table:table-cell office:value-type="string" calcext:value-type="string" table:number-columns-spanned="5" table:number-rows-spanned="1">
            <text:p>VBIAS_PAROUT1_1:VBIAS_PAROUT1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284143607132137" calcext:value-type="float">
            <text:p>0.003</text:p>
          </table:table-cell>
          <table:table-cell office:value-type="float" office:value="0.0161014031618834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</text:p>
          </table:table-cell>
          <table:table-cell office:value-type="string" calcext:value-type="string" table:number-columns-spanned="5" table:number-rows-spanned="1">
            <text:p>VBIAS_PAROUT1_1:VBIAS_PAROUT1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179957132786512" calcext:value-type="float">
            <text:p>-0.018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0</text:p>
          </table:table-cell>
          <table:table-cell office:value-type="string" calcext:value-type="string" table:number-columns-spanned="5" table:number-rows-spanned="1">
            <text:p>VBIAS_PAROUT1_1:VBIAS_PAROUT1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236784107983112" calcext:value-type="float">
            <text:p>0.024</text:p>
          </table:table-cell>
          <table:table-cell office:value-type="float" office:value="0.0047357170842588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</text:p>
          </table:table-cell>
          <table:table-cell office:value-type="string" calcext:value-type="string" table:number-columns-spanned="5" table:number-rows-spanned="1">
            <text:p>VBIAS_PAROUT1_1:VBIAS_PAROUT1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-0.0123127829283476" calcext:value-type="float">
            <text:p>-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0</text:p>
          </table:table-cell>
          <table:table-cell office:value-type="string" calcext:value-type="string" table:number-columns-spanned="5" table:number-rows-spanned="1">
            <text:p>VBIAS_PAROUT1_1:VBIAS_PAROUT1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3127829283476" calcext:value-type="float">
            <text:p>0.012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161014031618834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</text:p>
          </table:table-cell>
          <table:table-cell office:value-type="string" calcext:value-type="string" table:number-columns-spanned="5" table:number-rows-spanned="1">
            <text:p>VBIAS_PAROUT1_1:VBIAS_PAROUT1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61014031618834" calcext:value-type="float">
            <text:p>-0.016</text:p>
          </table:table-cell>
          <table:table-cell office:value-type="float" office:value="-0.004735717084258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0</text:p>
          </table:table-cell>
          <table:table-cell office:value-type="string" calcext:value-type="string" table:number-columns-spanned="5" table:number-rows-spanned="1">
            <text:p>VBIAS_PAROUT1_1:VBIAS_PAROUT1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61732316762209" calcext:value-type="float">
            <text:p>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</text:p>
          </table:table-cell>
          <table:table-cell office:value-type="string" calcext:value-type="string" table:number-columns-spanned="5" table:number-rows-spanned="1">
            <text:p>VBIAS_PAROUT1_1:VBIAS_PAROUT1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2"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0</text:p>
          </table:table-cell>
          <table:table-cell office:value-type="string" calcext:value-type="string" table:number-columns-spanned="5" table:number-rows-spanned="1">
            <text:p>VBIAS_PAROUT1_1:VBIAS_PAROUT1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-0.0143254874274135" calcext:value-type="float">
            <text:p>-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</text:p>
          </table:table-cell>
          <table:table-cell office:value-type="string" calcext:value-type="string" table:number-columns-spanned="5" table:number-rows-spanned="1">
            <text:p>VBIAS_PAROUT1_1:VBIAS_PAROUT1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</text:p>
          </table:table-cell>
          <table:table-cell office:value-type="string" calcext:value-type="string" table:number-columns-spanned="5" table:number-rows-spanned="1">
            <text:p>VBIAS_PAROUT1_1:VBIAS_PAROUT1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5601328313351" calcext:value-type="float">
            <text:p>0.024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04854111000895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10</text:p>
          </table:table-cell>
          <table:table-cell office:value-type="string" calcext:value-type="string" table:number-columns-spanned="5" table:number-rows-spanned="1">
            <text:p>VBIAS_PAROUT1_1:VBIAS_PAROUT1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103001948446035" calcext:value-type="float">
            <text:p>0.010</text:p>
          </table:table-cell>
          <table:table-cell office:value-type="float" office:value="-0.0219026114791632" calcext:value-type="float">
            <text:p>-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20</text:p>
          </table:table-cell>
          <table:table-cell office:value-type="string" calcext:value-type="string" table:number-columns-spanned="5" table:number-rows-spanned="1">
            <text:p>VBIAS_PAROUT1_1:VBIAS_PAROUT1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103001948446035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30</text:p>
          </table:table-cell>
          <table:table-cell office:value-type="string" calcext:value-type="string" table:number-columns-spanned="5" table:number-rows-spanned="1">
            <text:p>VBIAS_PAROUT1_1:VBIAS_PAROUT1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00828746007755399" calcext:value-type="float">
            <text:p>0.001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40</text:p>
          </table:table-cell>
          <table:table-cell office:value-type="string" calcext:value-type="string" table:number-columns-spanned="5" table:number-rows-spanned="1">
            <text:p>VBIAS_PAROUT1_1:VBIAS_PAROUT1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3254874274135" calcext:value-type="float">
            <text:p>-0.014</text:p>
          </table:table-cell>
          <table:table-cell office:value-type="float" office:value="0.0216658227145672" calcext:value-type="float">
            <text:p>0.022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50</text:p>
          </table:table-cell>
          <table:table-cell office:value-type="string" calcext:value-type="string" table:number-columns-spanned="5" table:number-rows-spanned="1">
            <text:p>VBIAS_PAROUT1_1:VBIAS_PAROUT1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8541110008955" calcext:value-type="float">
            <text:p>-0.005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4088698662817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60</text:p>
          </table:table-cell>
          <table:table-cell office:value-type="string" calcext:value-type="string" table:number-columns-spanned="5" table:number-rows-spanned="1">
            <text:p>VBIAS_PAROUT1_1:VBIAS_PAROUT1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70</text:p>
          </table:table-cell>
          <table:table-cell office:value-type="string" calcext:value-type="string" table:number-columns-spanned="5" table:number-rows-spanned="1">
            <text:p>VBIAS_PAROUT1_1:VBIAS_PAROUT1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196532346308231" calcext:value-type="float">
            <text:p>0.020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80</text:p>
          </table:table-cell>
          <table:table-cell office:value-type="string" calcext:value-type="string" table:number-columns-spanned="5" table:number-rows-spanned="1">
            <text:p>VBIAS_PAROUT1_1:VBIAS_PAROUT1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0181799530983" calcext:value-type="float">
            <text:p>0.010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90</text:p>
          </table:table-cell>
          <table:table-cell office:value-type="string" calcext:value-type="string" table:number-columns-spanned="5" table:number-rows-spanned="1">
            <text:p>VBIAS_PAROUT1_1:VBIAS_PAROUT1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1547544747591" calcext:value-type="float">
            <text:p>0.022</text:p>
          </table:table-cell>
          <table:table-cell office:value-type="float" office:value="0.0063931797631084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00</text:p>
          </table:table-cell>
          <table:table-cell office:value-type="string" calcext:value-type="string" table:number-columns-spanned="5" table:number-rows-spanned="1">
            <text:p>VBIAS_PAROUT1_1:VBIAS_PAROUT1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1268121600151" calcext:value-type="float">
            <text:p>-0.020</text:p>
          </table:table-cell>
          <table:table-cell office:value-type="float" office:value="-0.00307819596491754" calcext:value-type="float">
            <text:p>-0.003</text:p>
          </table:table-cell>
          <table:table-cell office:value-type="float" office:value="0.010181799530983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10</text:p>
          </table:table-cell>
          <table:table-cell office:value-type="string" calcext:value-type="string" table:number-columns-spanned="5" table:number-rows-spanned="1">
            <text:p>VBIAS_PAROUT1_1:VBIAS_PAROUT1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20</text:p>
          </table:table-cell>
          <table:table-cell office:value-type="string" calcext:value-type="string" table:number-columns-spanned="5" table:number-rows-spanned="1">
            <text:p>VBIAS_PAROUT1_1:VBIAS_PAROUT1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table:number-columns-repeated="2"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30</text:p>
          </table:table-cell>
          <table:table-cell office:value-type="string" calcext:value-type="string" table:number-columns-spanned="5" table:number-rows-spanned="1">
            <text:p>VBIAS_PAROUT1_1:VBIAS_PAROUT1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7589245140553" calcext:value-type="float">
            <text:p>0.018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497250584885478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40</text:p>
          </table:table-cell>
          <table:table-cell office:value-type="string" calcext:value-type="string" table:number-columns-spanned="5" table:number-rows-spanned="1">
            <text:p>VBIAS_PAROUT1_1:VBIAS_PAROUT1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260464707389474" calcext:value-type="float">
            <text:p>0.003</text:p>
          </table:table-cell>
          <table:table-cell office:value-type="float" office:value="-0.0011839290382340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50</text:p>
          </table:table-cell>
          <table:table-cell office:value-type="string" calcext:value-type="string" table:number-columns-spanned="5" table:number-rows-spanned="1">
            <text:p>VBIAS_PAROUT1_1:VBIAS_PAROUT1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6553779914975" calcext:value-type="float">
            <text:p>-0.011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0.00071035901783034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60</text:p>
          </table:table-cell>
          <table:table-cell office:value-type="string" calcext:value-type="string" table:number-columns-spanned="5" table:number-rows-spanned="1">
            <text:p>VBIAS_PAROUT1_1:VBIAS_PAROUT1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30232400260866" calcext:value-type="float">
            <text:p>-0.001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176404137164354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70</text:p>
          </table:table-cell>
          <table:table-cell office:value-type="string" calcext:value-type="string" table:number-columns-spanned="5" table:number-rows-spanned="1">
            <text:p>VBIAS_PAROUT1_1:VBIAS_PAROUT1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353995710611343" calcext:value-type="float">
            <text:p>-0.035</text:p>
          </table:table-cell>
          <table:table-cell office:value-type="float" office:value="0.0119575997814536" calcext:value-type="float">
            <text:p>0.012</text:p>
          </table:table-cell>
          <table:table-cell office:value-type="float" office:value="0.0100634060800076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80</text:p>
          </table:table-cell>
          <table:table-cell office:value-type="string" calcext:value-type="string" table:number-columns-spanned="5" table:number-rows-spanned="1">
            <text:p>VBIAS_PAROUT1_1:VBIAS_PAROUT1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27478584647179" calcext:value-type="float">
            <text:p>0.006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887946225702763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590</text:p>
          </table:table-cell>
          <table:table-cell office:value-type="string" calcext:value-type="string" table:number-columns-spanned="5" table:number-rows-spanned="1">
            <text:p>VBIAS_PAROUT1_1:VBIAS_PAROUT1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9534723833203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00</text:p>
          </table:table-cell>
          <table:table-cell office:value-type="string" calcext:value-type="string" table:number-columns-spanned="5" table:number-rows-spanned="1">
            <text:p>VBIAS_PAROUT1_1:VBIAS_PAROUT1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0816909596323967" calcext:value-type="float">
            <text:p>0.008</text:p>
          </table:table-cell>
          <table:table-cell office:value-type="float" office:value="-0.00130232400260866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10</text:p>
          </table:table-cell>
          <table:table-cell office:value-type="string" calcext:value-type="string" table:number-columns-spanned="5" table:number-rows-spanned="1">
            <text:p>VBIAS_PAROUT1_1:VBIAS_PAROUT1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591964984778315" calcext:value-type="float">
            <text:p>0.001</text:p>
          </table:table-cell>
          <table:table-cell office:value-type="float" office:value="-0.00509089976549149" calcext:value-type="float">
            <text:p>-0.005</text:p>
          </table:table-cell>
          <table:table-cell office:value-type="float" office:value="-0.0164564698934555" calcext:value-type="float">
            <text:p>-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20</text:p>
          </table:table-cell>
          <table:table-cell office:value-type="string" calcext:value-type="string" table:number-columns-spanned="5" table:number-rows-spanned="1">
            <text:p>VBIAS_PAROUT1_1:VBIAS_PAROUT1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8519098982215" calcext:value-type="float">
            <text:p>0.014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-0.020245090126991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30</text:p>
          </table:table-cell>
          <table:table-cell office:value-type="string" calcext:value-type="string" table:number-columns-spanned="5" table:number-rows-spanned="1">
            <text:p>VBIAS_PAROUT1_1:VBIAS_PAROUT1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02450901269913" calcext:value-type="float">
            <text:p>-0.020</text:p>
          </table:table-cell>
          <table:table-cell office:value-type="float" office:value="0.025217654183507" calcext:value-type="float">
            <text:p>0.025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40</text:p>
          </table:table-cell>
          <table:table-cell office:value-type="string" calcext:value-type="string" table:number-columns-spanned="5" table:number-rows-spanned="1">
            <text:p>VBIAS_PAROUT1_1:VBIAS_PAROUT1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422662124037743" calcext:value-type="float">
            <text:p>0.042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50</text:p>
          </table:table-cell>
          <table:table-cell office:value-type="string" calcext:value-type="string" table:number-columns-spanned="5" table:number-rows-spanned="1">
            <text:p>VBIAS_PAROUT1_1:VBIAS_PAROUT1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60</text:p>
          </table:table-cell>
          <table:table-cell office:value-type="string" calcext:value-type="string" table:number-columns-spanned="5" table:number-rows-spanned="1">
            <text:p>VBIAS_PAROUT1_1:VBIAS_PAROUT1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0.000473569991299883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70</text:p>
          </table:table-cell>
          <table:table-cell office:value-type="string" calcext:value-type="string" table:number-columns-spanned="5" table:number-rows-spanned="1">
            <text:p>VBIAS_PAROUT1_1:VBIAS_PAROUT1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0462984442711" calcext:value-type="float">
            <text:p>-0.026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615639099851251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80</text:p>
          </table:table-cell>
          <table:table-cell office:value-type="string" calcext:value-type="string" table:number-columns-spanned="5" table:number-rows-spanned="1">
            <text:p>VBIAS_PAROUT1_1:VBIAS_PAROUT1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690</text:p>
          </table:table-cell>
          <table:table-cell office:value-type="string" calcext:value-type="string" table:number-columns-spanned="5" table:number-rows-spanned="1">
            <text:p>VBIAS_PAROUT1_1:VBIAS_PAROUT1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36785900779068" calcext:value-type="float">
            <text:p>0.002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00</text:p>
          </table:table-cell>
          <table:table-cell office:value-type="string" calcext:value-type="string" table:number-columns-spanned="5" table:number-rows-spanned="1">
            <text:p>VBIAS_PAROUT1_1:VBIAS_PAROUT1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26214002072811" calcext:value-type="float">
            <text:p>0.004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10</text:p>
          </table:table-cell>
          <table:table-cell office:value-type="string" calcext:value-type="string" table:number-columns-spanned="5" table:number-rows-spanned="1">
            <text:p>VBIAS_PAROUT1_1:VBIAS_PAROUT1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137335164472461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20</text:p>
          </table:table-cell>
          <table:table-cell office:value-type="string" calcext:value-type="string" table:number-columns-spanned="5" table:number-rows-spanned="1">
            <text:p>VBIAS_PAROUT1_1:VBIAS_PAROUT1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184692908078432" calcext:value-type="float">
            <text:p>-0.018</text:p>
          </table:table-cell>
          <table:table-cell office:value-type="float" office:value="0.0345706939697266" calcext:value-type="float">
            <text:p>0.0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30</text:p>
          </table:table-cell>
          <table:table-cell office:value-type="string" calcext:value-type="string" table:number-columns-spanned="5" table:number-rows-spanned="1">
            <text:p>VBIAS_PAROUT1_1:VBIAS_PAROUT1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42071803566068" calcext:value-type="float">
            <text:p>-0.001</text:p>
          </table:table-cell>
          <table:table-cell office:value-type="float" office:value="-0.0146806705743074" calcext:value-type="float">
            <text:p>-0.015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40</text:p>
          </table:table-cell>
          <table:table-cell office:value-type="string" calcext:value-type="string" table:number-columns-spanned="5" table:number-rows-spanned="1">
            <text:p>VBIAS_PAROUT1_1:VBIAS_PAROUT1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-0.00520929507911205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50</text:p>
          </table:table-cell>
          <table:table-cell office:value-type="string" calcext:value-type="string" table:number-columns-spanned="5" table:number-rows-spanned="1">
            <text:p>VBIAS_PAROUT1_1:VBIAS_PAROUT1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07820737361908" calcext:value-type="float">
            <text:p>0.031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899785663932562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60</text:p>
          </table:table-cell>
          <table:table-cell office:value-type="string" calcext:value-type="string" table:number-columns-spanned="5" table:number-rows-spanned="1">
            <text:p>VBIAS_PAROUT1_1:VBIAS_PAROUT1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32768899574876" calcext:value-type="float">
            <text:p>-0.005</text:p>
          </table:table-cell>
          <table:table-cell office:value-type="float" office:value="0.0306637957692146" calcext:value-type="float">
            <text:p>0.031</text:p>
          </table:table-cell>
          <table:table-cell office:value-type="float" office:value="0.0268751755356789" calcext:value-type="float">
            <text:p>0.0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70</text:p>
          </table:table-cell>
          <table:table-cell office:value-type="string" calcext:value-type="string" table:number-columns-spanned="5" table:number-rows-spanned="1">
            <text:p>VBIAS_PAROUT1_1:VBIAS_PAROUT1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7208110168576" calcext:value-type="float">
            <text:p>0.012</text:p>
          </table:table-cell>
          <table:table-cell office:value-type="float" office:value="0.00224946392700076" calcext:value-type="float">
            <text:p>0.002</text:p>
          </table:table-cell>
          <table:table-cell office:value-type="float" office:value="-0.0261648092418909" calcext:value-type="float">
            <text:p>-0.02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80</text:p>
          </table:table-cell>
          <table:table-cell office:value-type="string" calcext:value-type="string" table:number-columns-spanned="5" table:number-rows-spanned="1">
            <text:p>VBIAS_PAROUT1_1:VBIAS_PAROUT1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4980865418911" calcext:value-type="float">
            <text:p>0.025</text:p>
          </table:table-cell>
          <table:table-cell office:value-type="float" office:value="-0.00153909798245877" calcext:value-type="float">
            <text:p>-0.002</text:p>
          </table:table-cell>
          <table:table-cell office:value-type="float" office:value="0.007932307198643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790</text:p>
          </table:table-cell>
          <table:table-cell office:value-type="string" calcext:value-type="string" table:number-columns-spanned="5" table:number-rows-spanned="1">
            <text:p>VBIAS_PAROUT1_1:VBIAS_PAROUT1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911625102162361" calcext:value-type="float">
            <text:p>-0.009</text:p>
          </table:table-cell>
          <table:table-cell office:value-type="float" office:value="-0.0166932586580515" calcext:value-type="float">
            <text:p>-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00</text:p>
          </table:table-cell>
          <table:table-cell office:value-type="string" calcext:value-type="string" table:number-columns-spanned="5" table:number-rows-spanned="1">
            <text:p>VBIAS_PAROUT1_1:VBIAS_PAROUT1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22194090485573" calcext:value-type="float">
            <text:p>-0.007</text:p>
          </table:table-cell>
          <table:table-cell office:value-type="float" office:value="-0.0204818788915873" calcext:value-type="float">
            <text:p>-0.020</text:p>
          </table:table-cell>
          <table:table-cell office:value-type="float" office:value="0.000355180003680289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10</text:p>
          </table:table-cell>
          <table:table-cell office:value-type="string" calcext:value-type="string" table:number-columns-spanned="5" table:number-rows-spanned="1">
            <text:p>VBIAS_PAROUT1_1:VBIAS_PAROUT1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20</text:p>
          </table:table-cell>
          <table:table-cell office:value-type="string" calcext:value-type="string" table:number-columns-spanned="5" table:number-rows-spanned="1">
            <text:p>VBIAS_PAROUT1_1:VBIAS_PAROUT1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30</text:p>
          </table:table-cell>
          <table:table-cell office:value-type="string" calcext:value-type="string" table:number-columns-spanned="5" table:number-rows-spanned="1">
            <text:p>VBIAS_PAROUT1_1:VBIAS_PAROUT1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table:number-columns-repeated="2"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40</text:p>
          </table:table-cell>
          <table:table-cell office:value-type="string" calcext:value-type="string" table:number-columns-spanned="5" table:number-rows-spanned="1">
            <text:p>VBIAS_PAROUT1_1:VBIAS_PAROUT1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2979350686073" calcext:value-type="float">
            <text:p>0.019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-0.020481878891587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50</text:p>
          </table:table-cell>
          <table:table-cell office:value-type="string" calcext:value-type="string" table:number-columns-spanned="5" table:number-rows-spanned="1">
            <text:p>VBIAS_PAROUT1_1:VBIAS_PAROUT1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34033482149243" calcext:value-type="float">
            <text:p>-0.007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60</text:p>
          </table:table-cell>
          <table:table-cell office:value-type="string" calcext:value-type="string" table:number-columns-spanned="5" table:number-rows-spanned="1">
            <text:p>VBIAS_PAROUT1_1:VBIAS_PAROUT1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168117694556713" calcext:value-type="float">
            <text:p>-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70</text:p>
          </table:table-cell>
          <table:table-cell office:value-type="string" calcext:value-type="string" table:number-columns-spanned="5" table:number-rows-spanned="1">
            <text:p>VBIAS_PAROUT1_1:VBIAS_PAROUT1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0.0116024166345596" calcext:value-type="float">
            <text:p>0.01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80</text:p>
          </table:table-cell>
          <table:table-cell office:value-type="string" calcext:value-type="string" table:number-columns-spanned="5" table:number-rows-spanned="1">
            <text:p>VBIAS_PAROUT1_1:VBIAS_PAROUT1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890</text:p>
          </table:table-cell>
          <table:table-cell office:value-type="string" calcext:value-type="string" table:number-columns-spanned="5" table:number-rows-spanned="1">
            <text:p>VBIAS_PAROUT1_1:VBIAS_PAROUT1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4967267513275" calcext:value-type="float">
            <text:p>0.013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381222926080227" calcext:value-type="float">
            <text:p>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00</text:p>
          </table:table-cell>
          <table:table-cell office:value-type="string" calcext:value-type="string" table:number-columns-spanned="5" table:number-rows-spanned="1">
            <text:p>VBIAS_PAROUT1_1:VBIAS_PAROUT1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91796571016312" calcext:value-type="float">
            <text:p>0.019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10</text:p>
          </table:table-cell>
          <table:table-cell office:value-type="string" calcext:value-type="string" table:number-columns-spanned="5" table:number-rows-spanned="1">
            <text:p>VBIAS_PAROUT1_1:VBIAS_PAROUT1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0236784995649941" calcext:value-type="float">
            <text:p>0.000</text:p>
          </table:table-cell>
          <table:table-cell office:value-type="float" office:value="0.00213107001036406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20</text:p>
          </table:table-cell>
          <table:table-cell office:value-type="string" calcext:value-type="string" table:number-columns-spanned="5" table:number-rows-spanned="1">
            <text:p>VBIAS_PAROUT1_1:VBIAS_PAROUT1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286509748548269" calcext:value-type="float">
            <text:p>0.0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30</text:p>
          </table:table-cell>
          <table:table-cell office:value-type="string" calcext:value-type="string" table:number-columns-spanned="5" table:number-rows-spanned="1">
            <text:p>VBIAS_PAROUT1_1:VBIAS_PAROUT1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40</text:p>
          </table:table-cell>
          <table:table-cell office:value-type="string" calcext:value-type="string" table:number-columns-spanned="5" table:number-rows-spanned="1">
            <text:p>VBIAS_PAROUT1_1:VBIAS_PAROUT1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3910368680954" calcext:value-type="float">
            <text:p>0.015</text:p>
          </table:table-cell>
          <table:table-cell office:value-type="float" office:value="0.000236784995649941" calcext:value-type="float">
            <text:p>0.00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50</text:p>
          </table:table-cell>
          <table:table-cell office:value-type="string" calcext:value-type="string" table:number-columns-spanned="5" table:number-rows-spanned="1">
            <text:p>VBIAS_PAROUT1_1:VBIAS_PAROUT1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60</text:p>
          </table:table-cell>
          <table:table-cell office:value-type="string" calcext:value-type="string" table:number-columns-spanned="5" table:number-rows-spanned="1">
            <text:p>VBIAS_PAROUT1_1:VBIAS_PAROUT1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0.00390695594251156" calcext:value-type="float">
            <text:p>0.004</text:p>
          </table:table-cell>
          <table:table-cell office:value-type="float" office:value="0.030426774173975" calcext:value-type="float">
            <text:p>0.0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70</text:p>
          </table:table-cell>
          <table:table-cell office:value-type="string" calcext:value-type="string" table:number-columns-spanned="5" table:number-rows-spanned="1">
            <text:p>VBIAS_PAROUT1_1:VBIAS_PAROUT1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4840222522616" calcext:value-type="float">
            <text:p>0.011</text:p>
          </table:table-cell>
          <table:table-cell office:value-type="float" office:value="-0.619314610958099" calcext:value-type="float">
            <text:p>-0.619</text:p>
          </table:table-cell>
          <table:table-cell office:value-type="float" office:value="0.013378332369029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80</text:p>
          </table:table-cell>
          <table:table-cell office:value-type="string" calcext:value-type="string" table:number-columns-spanned="5" table:number-rows-spanned="1">
            <text:p>VBIAS_PAROUT1_1:VBIAS_PAROUT1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58982855081558" calcext:value-type="float">
            <text:p>0.010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0.00390695594251156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990</text:p>
          </table:table-cell>
          <table:table-cell office:value-type="string" calcext:value-type="string" table:number-columns-spanned="5" table:number-rows-spanned="1">
            <text:p>VBIAS_PAROUT1_1:VBIAS_PAROUT1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8243575394154" calcext:value-type="float">
            <text:p>-0.019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0.009589828550815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</text:p>
          </table:table-cell>
          <table:table-cell office:value-type="string" calcext:value-type="string" table:number-columns-spanned="5" table:number-rows-spanned="1">
            <text:p>VBIAS_PAROUT1_1:VBIAS_PAROUT1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10</text:p>
          </table:table-cell>
          <table:table-cell office:value-type="string" calcext:value-type="string" table:number-columns-spanned="5" table:number-rows-spanned="1">
            <text:p>VBIAS_PAROUT1_1:VBIAS_PAROUT1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65756249427795" calcext:value-type="float">
            <text:p>-2.658</text:p>
          </table:table-cell>
          <table:table-cell office:value-type="float" office:value="-9.89186763763428" calcext:value-type="float">
            <text:p>-9.892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20</text:p>
          </table:table-cell>
          <table:table-cell office:value-type="string" calcext:value-type="string" table:number-columns-spanned="5" table:number-rows-spanned="1">
            <text:p>VBIAS_PAROUT1_1:VBIAS_PAROUT1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81540298462" calcext:value-type="float">
            <text:p>-10.138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30</text:p>
          </table:table-cell>
          <table:table-cell office:value-type="string" calcext:value-type="string" table:number-columns-spanned="5" table:number-rows-spanned="1">
            <text:p>VBIAS_PAROUT1_1:VBIAS_PAROUT1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9.9865198135376" calcext:value-type="float">
            <text:p>-9.987</text:p>
          </table:table-cell>
          <table:table-cell office:value-type="float" office:value="-4.65995073318481" calcext:value-type="float">
            <text:p>-4.66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40</text:p>
          </table:table-cell>
          <table:table-cell office:value-type="string" calcext:value-type="string" table:number-columns-spanned="5" table:number-rows-spanned="1">
            <text:p>VBIAS_PAROUT1_1:VBIAS_PAROUT1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63807106018066" calcext:value-type="float">
            <text:p>-9.6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50</text:p>
          </table:table-cell>
          <table:table-cell office:value-type="string" calcext:value-type="string" table:number-columns-spanned="5" table:number-rows-spanned="1">
            <text:p>VBIAS_PAROUT1_1:VBIAS_PAROUT1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211071014404" calcext:value-type="float">
            <text:p>-10.1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60</text:p>
          </table:table-cell>
          <table:table-cell office:value-type="string" calcext:value-type="string" table:number-columns-spanned="5" table:number-rows-spanned="1">
            <text:p>VBIAS_PAROUT1_1:VBIAS_PAROUT1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236106872559" calcext:value-type="float">
            <text:p>-9.992</text:p>
          </table:table-cell>
          <table:table-cell office:value-type="float" office:value="-10.050892829895" calcext:value-type="float">
            <text:p>-10.051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70</text:p>
          </table:table-cell>
          <table:table-cell office:value-type="string" calcext:value-type="string" table:number-columns-spanned="5" table:number-rows-spanned="1">
            <text:p>VBIAS_PAROUT1_1:VBIAS_PAROUT1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10.1040601730347" calcext:value-type="float">
            <text:p>-10.1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80</text:p>
          </table:table-cell>
          <table:table-cell office:value-type="string" calcext:value-type="string" table:number-columns-spanned="5" table:number-rows-spanned="1">
            <text:p>VBIAS_PAROUT1_1:VBIAS_PAROUT1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8054275512695" calcext:value-type="float">
            <text:p>-9.881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2252960205078" calcext:value-type="float">
            <text:p>-10.2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90</text:p>
          </table:table-cell>
          <table:table-cell office:value-type="string" calcext:value-type="string" table:number-columns-spanned="5" table:number-rows-spanned="1">
            <text:p>VBIAS_PAROUT1_1:VBIAS_PAROUT1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682312011719" calcext:value-type="float">
            <text:p>-9.947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3541612625122" calcext:value-type="float">
            <text:p>-10.3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00</text:p>
          </table:table-cell>
          <table:table-cell office:value-type="string" calcext:value-type="string" table:number-columns-spanned="5" table:number-rows-spanned="1">
            <text:p>VBIAS_PAROUT1_1:VBIAS_PAROUT1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9.87660884857178" calcext:value-type="float">
            <text:p>-9.877</text:p>
          </table:table-cell>
          <table:table-cell office:value-type="float" office:value="-10.1912021636963" calcext:value-type="float">
            <text:p>-10.1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10</text:p>
          </table:table-cell>
          <table:table-cell office:value-type="string" calcext:value-type="string" table:number-columns-spanned="5" table:number-rows-spanned="1">
            <text:p>VBIAS_PAROUT1_1:VBIAS_PAROUT1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259614944458" calcext:value-type="float">
            <text:p>-9.926</text:p>
          </table:table-cell>
          <table:table-cell office:value-type="float" office:value="-10.0548267364502" calcext:value-type="float">
            <text:p>-10.05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20</text:p>
          </table:table-cell>
          <table:table-cell office:value-type="string" calcext:value-type="string" table:number-columns-spanned="5" table:number-rows-spanned="1">
            <text:p>VBIAS_PAROUT1_1:VBIAS_PAROUT1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3086233139038" calcext:value-type="float">
            <text:p>-10.3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30</text:p>
          </table:table-cell>
          <table:table-cell office:value-type="string" calcext:value-type="string" table:number-columns-spanned="5" table:number-rows-spanned="1">
            <text:p>VBIAS_PAROUT1_1:VBIAS_PAROUT1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4670391082764" calcext:value-type="float">
            <text:p>-9.947</text:p>
          </table:table-cell>
          <table:table-cell office:value-type="float" office:value="-10.0699663162231" calcext:value-type="float">
            <text:p>-10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40</text:p>
          </table:table-cell>
          <table:table-cell office:value-type="string" calcext:value-type="string" table:number-columns-spanned="5" table:number-rows-spanned="1">
            <text:p>VBIAS_PAROUT1_1:VBIAS_PAROUT1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774765014648" calcext:value-type="float">
            <text:p>-10.077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50</text:p>
          </table:table-cell>
          <table:table-cell office:value-type="string" calcext:value-type="string" table:number-columns-spanned="5" table:number-rows-spanned="1">
            <text:p>VBIAS_PAROUT1_1:VBIAS_PAROUT1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64549255371" calcext:value-type="float">
            <text:p>-10.026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1021528244019" calcext:value-type="float">
            <text:p>-10.1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60</text:p>
          </table:table-cell>
          <table:table-cell office:value-type="string" calcext:value-type="string" table:number-columns-spanned="5" table:number-rows-spanned="1">
            <text:p>VBIAS_PAROUT1_1:VBIAS_PAROUT1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57834243774" calcext:value-type="float">
            <text:p>-10.146</text:p>
          </table:table-cell>
          <table:table-cell office:value-type="float" office:value="-9.99605655670166" calcext:value-type="float">
            <text:p>-9.996</text:p>
          </table:table-cell>
          <table:table-cell office:value-type="float" office:value="-10.3635787963867" calcext:value-type="float">
            <text:p>-10.3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70</text:p>
          </table:table-cell>
          <table:table-cell office:value-type="string" calcext:value-type="string" table:number-columns-spanned="5" table:number-rows-spanned="1">
            <text:p>VBIAS_PAROUT1_1:VBIAS_PAROUT1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9.9562406539917" calcext:value-type="float">
            <text:p>-9.956</text:p>
          </table:table-cell>
          <table:table-cell office:value-type="float" office:value="-10.1760625839233" calcext:value-type="float">
            <text:p>-10.1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80</text:p>
          </table:table-cell>
          <table:table-cell office:value-type="string" calcext:value-type="string" table:number-columns-spanned="5" table:number-rows-spanned="1">
            <text:p>VBIAS_PAROUT1_1:VBIAS_PAROUT1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13153457642" calcext:value-type="float">
            <text:p>-10.011</text:p>
          </table:table-cell>
          <table:table-cell office:value-type="float" office:value="-10.0187063217163" calcext:value-type="float">
            <text:p>-10.019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190</text:p>
          </table:table-cell>
          <table:table-cell office:value-type="string" calcext:value-type="string" table:number-columns-spanned="5" table:number-rows-spanned="1">
            <text:p>VBIAS_PAROUT1_1:VBIAS_PAROUT1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64737701416" calcext:value-type="float">
            <text:p>-10.1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00</text:p>
          </table:table-cell>
          <table:table-cell office:value-type="string" calcext:value-type="string" table:number-columns-spanned="5" table:number-rows-spanned="1">
            <text:p>VBIAS_PAROUT1_1:VBIAS_PAROUT1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10</text:p>
          </table:table-cell>
          <table:table-cell office:value-type="string" calcext:value-type="string" table:number-columns-spanned="5" table:number-rows-spanned="1">
            <text:p>VBIAS_PAROUT1_1:VBIAS_PAROUT1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778507232666" calcext:value-type="float">
            <text:p>-10.178</text:p>
          </table:table-cell>
          <table:table-cell office:value-type="float" office:value="-10.2859735488892" calcext:value-type="float">
            <text:p>-10.28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20</text:p>
          </table:table-cell>
          <table:table-cell office:value-type="string" calcext:value-type="string" table:number-columns-spanned="5" table:number-rows-spanned="1">
            <text:p>VBIAS_PAROUT1_1:VBIAS_PAROUT1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549823760986" calcext:value-type="float">
            <text:p>-9.935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30</text:p>
          </table:table-cell>
          <table:table-cell office:value-type="string" calcext:value-type="string" table:number-columns-spanned="5" table:number-rows-spanned="1">
            <text:p>VBIAS_PAROUT1_1:VBIAS_PAROUT1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40</text:p>
          </table:table-cell>
          <table:table-cell office:value-type="string" calcext:value-type="string" table:number-columns-spanned="5" table:number-rows-spanned="1">
            <text:p>VBIAS_PAROUT1_1:VBIAS_PAROUT1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10.0888013839722" calcext:value-type="float">
            <text:p>-10.089</text:p>
          </table:table-cell>
          <table:table-cell office:value-type="float" office:value="-10.071873664856" calcext:value-type="float">
            <text:p>-10.07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50</text:p>
          </table:table-cell>
          <table:table-cell office:value-type="string" calcext:value-type="string" table:number-columns-spanned="5" table:number-rows-spanned="1">
            <text:p>VBIAS_PAROUT1_1:VBIAS_PAROUT1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60</text:p>
          </table:table-cell>
          <table:table-cell office:value-type="string" calcext:value-type="string" table:number-columns-spanned="5" table:number-rows-spanned="1">
            <text:p>VBIAS_PAROUT1_1:VBIAS_PAROUT1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76907730103" calcext:value-type="float">
            <text:p>-10.14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70</text:p>
          </table:table-cell>
          <table:table-cell office:value-type="string" calcext:value-type="string" table:number-columns-spanned="5" table:number-rows-spanned="1">
            <text:p>VBIAS_PAROUT1_1:VBIAS_PAROUT1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80</text:p>
          </table:table-cell>
          <table:table-cell office:value-type="string" calcext:value-type="string" table:number-columns-spanned="5" table:number-rows-spanned="1">
            <text:p>VBIAS_PAROUT1_1:VBIAS_PAROUT1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10.0301504135132" calcext:value-type="float">
            <text:p>-10.030</text:p>
          </table:table-cell>
          <table:table-cell office:value-type="float" office:value="-10.2214813232422" calcext:value-type="float">
            <text:p>-10.2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290</text:p>
          </table:table-cell>
          <table:table-cell office:value-type="string" calcext:value-type="string" table:number-columns-spanned="5" table:number-rows-spanned="1">
            <text:p>VBIAS_PAROUT1_1:VBIAS_PAROUT1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4300842285156" calcext:value-type="float">
            <text:p>-9.943</text:p>
          </table:table-cell>
          <table:table-cell office:value-type="float" office:value="-10.2670192718506" calcext:value-type="float">
            <text:p>-10.2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00</text:p>
          </table:table-cell>
          <table:table-cell office:value-type="string" calcext:value-type="string" table:number-columns-spanned="5" table:number-rows-spanned="1">
            <text:p>VBIAS_PAROUT1_1:VBIAS_PAROUT1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43634796143" calcext:value-type="float">
            <text:p>-10.064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10.2139711380005" calcext:value-type="float">
            <text:p>-10.2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10</text:p>
          </table:table-cell>
          <table:table-cell office:value-type="string" calcext:value-type="string" table:number-columns-spanned="5" table:number-rows-spanned="1">
            <text:p>VBIAS_PAROUT1_1:VBIAS_PAROUT1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14994430542" calcext:value-type="float">
            <text:p>-9.971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20</text:p>
          </table:table-cell>
          <table:table-cell office:value-type="string" calcext:value-type="string" table:number-columns-spanned="5" table:number-rows-spanned="1">
            <text:p>VBIAS_PAROUT1_1:VBIAS_PAROUT1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2026462554932" calcext:value-type="float">
            <text:p>-10.2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30</text:p>
          </table:table-cell>
          <table:table-cell office:value-type="string" calcext:value-type="string" table:number-columns-spanned="5" table:number-rows-spanned="1">
            <text:p>VBIAS_PAROUT1_1:VBIAS_PAROUT1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23429489136" calcext:value-type="float">
            <text:p>-10.242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40</text:p>
          </table:table-cell>
          <table:table-cell office:value-type="string" calcext:value-type="string" table:number-columns-spanned="5" table:number-rows-spanned="1">
            <text:p>VBIAS_PAROUT1_1:VBIAS_PAROUT1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29193878174" calcext:value-type="float">
            <text:p>-10.053</text:p>
          </table:table-cell>
          <table:table-cell office:value-type="float" office:value="-10.0698471069336" calcext:value-type="float">
            <text:p>-10.070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50</text:p>
          </table:table-cell>
          <table:table-cell office:value-type="string" calcext:value-type="string" table:number-columns-spanned="5" table:number-rows-spanned="1">
            <text:p>VBIAS_PAROUT1_1:VBIAS_PAROUT1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9.98079776763916" calcext:value-type="float">
            <text:p>-9.981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60</text:p>
          </table:table-cell>
          <table:table-cell office:value-type="string" calcext:value-type="string" table:number-columns-spanned="5" table:number-rows-spanned="1">
            <text:p>VBIAS_PAROUT1_1:VBIAS_PAROUT1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35018539429" calcext:value-type="float">
            <text:p>-10.044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70</text:p>
          </table:table-cell>
          <table:table-cell office:value-type="string" calcext:value-type="string" table:number-columns-spanned="5" table:number-rows-spanned="1">
            <text:p>VBIAS_PAROUT1_1:VBIAS_PAROUT1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063781738281" calcext:value-type="float">
            <text:p>-9.951</text:p>
          </table:table-cell>
          <table:table-cell office:value-type="float" office:value="-10.1039409637451" calcext:value-type="float">
            <text:p>-10.104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80</text:p>
          </table:table-cell>
          <table:table-cell office:value-type="string" calcext:value-type="string" table:number-columns-spanned="5" table:number-rows-spanned="1">
            <text:p>VBIAS_PAROUT1_1:VBIAS_PAROUT1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473165512085" calcext:value-type="float">
            <text:p>-10.04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390</text:p>
          </table:table-cell>
          <table:table-cell office:value-type="string" calcext:value-type="string" table:number-columns-spanned="5" table:number-rows-spanned="1">
            <text:p>VBIAS_PAROUT1_1:VBIAS_PAROUT1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854637145996" calcext:value-type="float">
            <text:p>-9.989</text:p>
          </table:table-cell>
          <table:table-cell office:value-type="float" office:value="-10.007381439209" calcext:value-type="float">
            <text:p>-10.007</text:p>
          </table:table-cell>
          <table:table-cell office:value-type="float" office:value="-10.1703405380249" calcext:value-type="float">
            <text:p>-10.1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00</text:p>
          </table:table-cell>
          <table:table-cell office:value-type="string" calcext:value-type="string" table:number-columns-spanned="5" table:number-rows-spanned="1">
            <text:p>VBIAS_PAROUT1_1:VBIAS_PAROUT1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01564407349" calcext:value-type="float">
            <text:p>-10.21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1268291473389" calcext:value-type="float">
            <text:p>-10.1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10</text:p>
          </table:table-cell>
          <table:table-cell office:value-type="string" calcext:value-type="string" table:number-columns-spanned="5" table:number-rows-spanned="1">
            <text:p>VBIAS_PAROUT1_1:VBIAS_PAROUT1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88255310059" calcext:value-type="float">
            <text:p>-10.019</text:p>
          </table:table-cell>
          <table:table-cell office:value-type="float" office:value="-10.066032409668" calcext:value-type="float">
            <text:p>-10.066</text:p>
          </table:table-cell>
          <table:table-cell office:value-type="float" office:value="-10.1609230041504" calcext:value-type="float">
            <text:p>-10.16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20</text:p>
          </table:table-cell>
          <table:table-cell office:value-type="string" calcext:value-type="string" table:number-columns-spanned="5" table:number-rows-spanned="1">
            <text:p>VBIAS_PAROUT1_1:VBIAS_PAROUT1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86414337158" calcext:value-type="float">
            <text:p>-10.059</text:p>
          </table:table-cell>
          <table:table-cell office:value-type="float" office:value="-10.100245475769" calcext:value-type="float">
            <text:p>-10.100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30</text:p>
          </table:table-cell>
          <table:table-cell office:value-type="string" calcext:value-type="string" table:number-columns-spanned="5" table:number-rows-spanned="1">
            <text:p>VBIAS_PAROUT1_1:VBIAS_PAROUT1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40</text:p>
          </table:table-cell>
          <table:table-cell office:value-type="string" calcext:value-type="string" table:number-columns-spanned="5" table:number-rows-spanned="1">
            <text:p>VBIAS_PAROUT1_1:VBIAS_PAROUT1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83622741699" calcext:value-type="float">
            <text:p>-10.028</text:p>
          </table:table-cell>
          <table:table-cell office:value-type="float" office:value="-10.0623369216919" calcext:value-type="float">
            <text:p>-10.062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50</text:p>
          </table:table-cell>
          <table:table-cell office:value-type="string" calcext:value-type="string" table:number-columns-spanned="5" table:number-rows-spanned="1">
            <text:p>VBIAS_PAROUT1_1:VBIAS_PAROUT1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740558624268" calcext:value-type="float">
            <text:p>-9.937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10.1230144500732" calcext:value-type="float">
            <text:p>-10.1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60</text:p>
          </table:table-cell>
          <table:table-cell office:value-type="string" calcext:value-type="string" table:number-columns-spanned="5" table:number-rows-spanned="1">
            <text:p>VBIAS_PAROUT1_1:VBIAS_PAROUT1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10.0376605987549" calcext:value-type="float">
            <text:p>-10.038</text:p>
          </table:table-cell>
          <table:table-cell office:value-type="float" office:value="-10.3143453598022" calcext:value-type="float">
            <text:p>-10.3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70</text:p>
          </table:table-cell>
          <table:table-cell office:value-type="string" calcext:value-type="string" table:number-columns-spanned="5" table:number-rows-spanned="1">
            <text:p>VBIAS_PAROUT1_1:VBIAS_PAROUT1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42684173584" calcext:value-type="float">
            <text:p>-9.99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2177858352661" calcext:value-type="float">
            <text:p>-10.2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80</text:p>
          </table:table-cell>
          <table:table-cell office:value-type="string" calcext:value-type="string" table:number-columns-spanned="5" table:number-rows-spanned="1">
            <text:p>VBIAS_PAROUT1_1:VBIAS_PAROUT1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442502975464" calcext:value-type="float">
            <text:p>-10.244</text:p>
          </table:table-cell>
          <table:table-cell office:value-type="float" office:value="-10.0471973419189" calcext:value-type="float">
            <text:p>-10.047</text:p>
          </table:table-cell>
          <table:table-cell office:value-type="float" office:value="-10.1892948150635" calcext:value-type="float">
            <text:p>-10.1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490</text:p>
          </table:table-cell>
          <table:table-cell office:value-type="string" calcext:value-type="string" table:number-columns-spanned="5" table:number-rows-spanned="1">
            <text:p>VBIAS_PAROUT1_1:VBIAS_PAROUT1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796390533447" calcext:value-type="float">
            <text:p>-9.998</text:p>
          </table:table-cell>
          <table:table-cell office:value-type="float" office:value="-10.0585222244263" calcext:value-type="float">
            <text:p>-10.05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00</text:p>
          </table:table-cell>
          <table:table-cell office:value-type="string" calcext:value-type="string" table:number-columns-spanned="5" table:number-rows-spanned="1">
            <text:p>VBIAS_PAROUT1_1:VBIAS_PAROUT1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9.99784469604492" calcext:value-type="float">
            <text:p>-9.998</text:p>
          </table:table-cell>
          <table:table-cell office:value-type="float" office:value="-10.2556943893433" calcext:value-type="float">
            <text:p>-10.2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10</text:p>
          </table:table-cell>
          <table:table-cell office:value-type="string" calcext:value-type="string" table:number-columns-spanned="5" table:number-rows-spanned="1">
            <text:p>VBIAS_PAROUT1_1:VBIAS_PAROUT1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27352905273" calcext:value-type="float">
            <text:p>-10.093</text:p>
          </table:table-cell>
          <table:table-cell office:value-type="float" office:value="-10.1513862609863" calcext:value-type="float">
            <text:p>-10.151</text:p>
          </table:table-cell>
          <table:table-cell office:value-type="float" office:value="-10.1590156555176" calcext:value-type="float">
            <text:p>-10.15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20</text:p>
          </table:table-cell>
          <table:table-cell office:value-type="string" calcext:value-type="string" table:number-columns-spanned="5" table:number-rows-spanned="1">
            <text:p>VBIAS_PAROUT1_1:VBIAS_PAROUT1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71083068848" calcext:value-type="float">
            <text:p>-10.157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2972984313965" calcext:value-type="float">
            <text:p>-10.29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30</text:p>
          </table:table-cell>
          <table:table-cell office:value-type="string" calcext:value-type="string" table:number-columns-spanned="5" table:number-rows-spanned="1">
            <text:p>VBIAS_PAROUT1_1:VBIAS_PAROUT1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663902282715" calcext:value-type="float">
            <text:p>-9.987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344585418701" calcext:value-type="float">
            <text:p>-10.1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40</text:p>
          </table:table-cell>
          <table:table-cell office:value-type="string" calcext:value-type="string" table:number-columns-spanned="5" table:number-rows-spanned="1">
            <text:p>VBIAS_PAROUT1_1:VBIAS_PAROUT1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892948150635" calcext:value-type="float">
            <text:p>-10.18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50</text:p>
          </table:table-cell>
          <table:table-cell office:value-type="string" calcext:value-type="string" table:number-columns-spanned="5" table:number-rows-spanned="1">
            <text:p>VBIAS_PAROUT1_1:VBIAS_PAROUT1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6918182373" calcext:value-type="float">
            <text:p>-10.017</text:p>
          </table:table-cell>
          <table:table-cell office:value-type="float" office:value="-10.1134777069092" calcext:value-type="float">
            <text:p>-10.113</text:p>
          </table:table-cell>
          <table:table-cell office:value-type="float" office:value="-10.2764368057251" calcext:value-type="float">
            <text:p>-10.2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60</text:p>
          </table:table-cell>
          <table:table-cell office:value-type="string" calcext:value-type="string" table:number-columns-spanned="5" table:number-rows-spanned="1">
            <text:p>VBIAS_PAROUT1_1:VBIAS_PAROUT1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25511932373" calcext:value-type="float">
            <text:p>-10.133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-10.2291107177734" calcext:value-type="float">
            <text:p>-10.22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70</text:p>
          </table:table-cell>
          <table:table-cell office:value-type="string" calcext:value-type="string" table:number-columns-spanned="5" table:number-rows-spanned="1">
            <text:p>VBIAS_PAROUT1_1:VBIAS_PAROUT1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44585418701" calcext:value-type="float">
            <text:p>-10.134</text:p>
          </table:table-cell>
          <table:table-cell office:value-type="float" office:value="-9.93537902832031" calcext:value-type="float">
            <text:p>-9.935</text:p>
          </table:table-cell>
          <table:table-cell office:value-type="float" office:value="-10.1457834243774" calcext:value-type="float">
            <text:p>-10.1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80</text:p>
          </table:table-cell>
          <table:table-cell office:value-type="string" calcext:value-type="string" table:number-columns-spanned="5" table:number-rows-spanned="1">
            <text:p>VBIAS_PAROUT1_1:VBIAS_PAROUT1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40601730347" calcext:value-type="float">
            <text:p>-10.104</text:p>
          </table:table-cell>
          <table:table-cell office:value-type="float" office:value="-10.0452899932861" calcext:value-type="float">
            <text:p>-10.045</text:p>
          </table:table-cell>
          <table:table-cell office:value-type="float" office:value="-10.2461576461792" calcext:value-type="float">
            <text:p>-10.24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590</text:p>
          </table:table-cell>
          <table:table-cell office:value-type="string" calcext:value-type="string" table:number-columns-spanned="5" table:number-rows-spanned="1">
            <text:p>VBIAS_PAROUT1_1:VBIAS_PAROUT1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00</text:p>
          </table:table-cell>
          <table:table-cell office:value-type="string" calcext:value-type="string" table:number-columns-spanned="5" table:number-rows-spanned="1">
            <text:p>VBIAS_PAROUT1_1:VBIAS_PAROUT1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2120637893677" calcext:value-type="float">
            <text:p>-10.212</text:p>
          </table:table-cell>
          <table:table-cell office:value-type="float" office:value="-10.0528001785278" calcext:value-type="float">
            <text:p>-10.053</text:p>
          </table:table-cell>
          <table:table-cell office:value-type="float" office:value="-10.1817846298218" calcext:value-type="float">
            <text:p>-10.1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10</text:p>
          </table:table-cell>
          <table:table-cell office:value-type="string" calcext:value-type="string" table:number-columns-spanned="5" table:number-rows-spanned="1">
            <text:p>VBIAS_PAROUT1_1:VBIAS_PAROUT1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590156555176" calcext:value-type="float">
            <text:p>-10.159</text:p>
          </table:table-cell>
          <table:table-cell office:value-type="float" office:value="-10.0338459014893" calcext:value-type="float">
            <text:p>-10.034</text:p>
          </table:table-cell>
          <table:table-cell office:value-type="float" office:value="-10.1059675216675" calcext:value-type="float">
            <text:p>-10.1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20</text:p>
          </table:table-cell>
          <table:table-cell office:value-type="string" calcext:value-type="string" table:number-columns-spanned="5" table:number-rows-spanned="1">
            <text:p>VBIAS_PAROUT1_1:VBIAS_PAROUT1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78748703003" calcext:value-type="float">
            <text:p>-10.108</text:p>
          </table:table-cell>
          <table:table-cell office:value-type="float" office:value="-10.1228952407837" calcext:value-type="float">
            <text:p>-10.123</text:p>
          </table:table-cell>
          <table:table-cell office:value-type="float" office:value="-9.85598564147949" calcext:value-type="float">
            <text:p>-9.8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30</text:p>
          </table:table-cell>
          <table:table-cell office:value-type="string" calcext:value-type="string" table:number-columns-spanned="5" table:number-rows-spanned="1">
            <text:p>VBIAS_PAROUT2_1:VBIAS_PAROUT2_-2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154266133904457" calcext:value-type="float">
            <text:p>-0.154</text:p>
          </table:table-cell>
          <table:table-cell office:value-type="float" office:value="-0.156160444021225" calcext:value-type="float">
            <text:p>-0.156</text:p>
          </table:table-cell>
          <table:table-cell office:value-type="float" office:value="-0.167526304721832" calcext:value-type="float">
            <text:p>-0.16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40</text:p>
          </table:table-cell>
          <table:table-cell office:value-type="string" calcext:value-type="string" table:number-columns-spanned="5" table:number-rows-spanned="1">
            <text:p>VBIAS_PAROUT2_1:VBIAS_PAROUT2_-28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0828746007755399" calcext:value-type="float">
            <text:p>-0.001</text:p>
          </table:table-cell>
          <table:table-cell office:value-type="float" office:value="0.00674836291000247" calcext:value-type="float">
            <text:p>0.007</text:p>
          </table:table-cell>
          <table:table-cell office:value-type="float" office:value="-0.0197715125977993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50</text:p>
          </table:table-cell>
          <table:table-cell office:value-type="string" calcext:value-type="string" table:number-columns-spanned="5" table:number-rows-spanned="1">
            <text:p>VBIAS_PAROUT2_1:VBIAS_PAROUT2_-28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43254874274135" calcext:value-type="float">
            <text:p>0.014</text:p>
          </table:table-cell>
          <table:table-cell office:value-type="float" office:value="0.0105369836091995" calcext:value-type="float">
            <text:p>0.011</text:p>
          </table:table-cell>
          <table:table-cell office:value-type="float" office:value="-0.0103001948446035" calcext:value-type="float">
            <text:p>-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60</text:p>
          </table:table-cell>
          <table:table-cell office:value-type="string" calcext:value-type="string" table:number-columns-spanned="5" table:number-rows-spanned="1">
            <text:p>VBIAS_PAROUT2_1:VBIAS_PAROUT2_-28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852427911013365" calcext:value-type="float">
            <text:p>0.009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70</text:p>
          </table:table-cell>
          <table:table-cell office:value-type="string" calcext:value-type="string" table:number-columns-spanned="5" table:number-rows-spanned="1">
            <text:p>VBIAS_PAROUT2_1:VBIAS_PAROUT2_-28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80</text:p>
          </table:table-cell>
          <table:table-cell office:value-type="string" calcext:value-type="string" table:number-columns-spanned="5" table:number-rows-spanned="1">
            <text:p>VBIAS_PAROUT2_1:VBIAS_PAROUT2_-28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-0.0066299689933657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690</text:p>
          </table:table-cell>
          <table:table-cell office:value-type="string" calcext:value-type="string" table:number-columns-spanned="5" table:number-rows-spanned="1">
            <text:p>VBIAS_PAROUT2_1:VBIAS_PAROUT2_-28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47357170842588" calcext:value-type="float">
            <text:p>-0.005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00</text:p>
          </table:table-cell>
          <table:table-cell office:value-type="string" calcext:value-type="string" table:number-columns-spanned="5" table:number-rows-spanned="1">
            <text:p>VBIAS_PAROUT2_1:VBIAS_PAROUT2_-28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04185892269015" calcext:value-type="float">
            <text:p>-0.010</text:p>
          </table:table-cell>
          <table:table-cell office:value-type="float" office:value="0.000947141030337662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10</text:p>
          </table:table-cell>
          <table:table-cell office:value-type="string" calcext:value-type="string" table:number-columns-spanned="5" table:number-rows-spanned="1">
            <text:p>VBIAS_PAROUT2_1:VBIAS_PAROUT2_-28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62996899336577" calcext:value-type="float">
            <text:p>0.007</text:p>
          </table:table-cell>
          <table:table-cell office:value-type="float" office:value="0.0047357170842588" calcext:value-type="float">
            <text:p>0.005</text:p>
          </table:table-cell>
          <table:table-cell office:value-type="float" office:value="0.00662996899336577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20</text:p>
          </table:table-cell>
          <table:table-cell office:value-type="string" calcext:value-type="string" table:number-columns-spanned="5" table:number-rows-spanned="1">
            <text:p>VBIAS_PAROUT2_1:VBIAS_PAROUT2_-28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84143607132137" calcext:value-type="float">
            <text:p>0.003</text:p>
          </table:table-cell>
          <table:table-cell office:value-type="float" office:value="-0.0142070930451155" calcext:value-type="float">
            <text:p>-0.014</text:p>
          </table:table-cell>
          <table:table-cell office:value-type="float" office:value="-0.0198900233954191" calcext:value-type="float">
            <text:p>-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30</text:p>
          </table:table-cell>
          <table:table-cell office:value-type="string" calcext:value-type="string" table:number-columns-spanned="5" table:number-rows-spanned="1">
            <text:p>VBIAS_PAROUT2_1:VBIAS_PAROUT2_-28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231278292834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40</text:p>
          </table:table-cell>
          <table:table-cell office:value-type="string" calcext:value-type="string" table:number-columns-spanned="5" table:number-rows-spanned="1">
            <text:p>VBIAS_PAROUT2_1:VBIAS_PAROUT2_-28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04185892269015" calcext:value-type="float">
            <text:p>0.010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-0.000947141030337662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50</text:p>
          </table:table-cell>
          <table:table-cell office:value-type="string" calcext:value-type="string" table:number-columns-spanned="5" table:number-rows-spanned="1">
            <text:p>VBIAS_PAROUT2_1:VBIAS_PAROUT2_-28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9957132786512" calcext:value-type="float">
            <text:p>0.018</text:p>
          </table:table-cell>
          <table:table-cell office:value-type="float" office:value="0.000947141030337662" calcext:value-type="float">
            <text:p>0.001</text:p>
          </table:table-cell>
          <table:table-cell office:value-type="float" office:value="0.00284143607132137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60</text:p>
          </table:table-cell>
          <table:table-cell office:value-type="string" calcext:value-type="string" table:number-columns-spanned="5" table:number-rows-spanned="1">
            <text:p>VBIAS_PAROUT2_1:VBIAS_PAROUT2_-28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61014031618834" calcext:value-type="float">
            <text:p>0.016</text:p>
          </table:table-cell>
          <table:table-cell office:value-type="float" office:value="0.0198900233954191" calcext:value-type="float">
            <text:p>0.020</text:p>
          </table:table-cell>
          <table:table-cell office:value-type="float" office:value="-0.00284143607132137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70</text:p>
          </table:table-cell>
          <table:table-cell office:value-type="string" calcext:value-type="string" table:number-columns-spanned="5" table:number-rows-spanned="1">
            <text:p>VBIAS_PAROUT2_1:VBIAS_PAROUT2_-28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0840588472783566" calcext:value-type="float">
            <text:p>0.008</text:p>
          </table:table-cell>
          <table:table-cell office:value-type="float" office:value="-0.00674836291000247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80</text:p>
          </table:table-cell>
          <table:table-cell office:value-type="string" calcext:value-type="string" table:number-columns-spanned="5" table:number-rows-spanned="1">
            <text:p>VBIAS_PAROUT2_1:VBIAS_PAROUT2_-28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2196811288595" calcext:value-type="float">
            <text:p>-0.016</text:p>
          </table:table-cell>
          <table:table-cell office:value-type="float" office:value="-0.0237969215959311" calcext:value-type="float">
            <text:p>-0.024</text:p>
          </table:table-cell>
          <table:table-cell office:value-type="float" office:value="0.012194388546049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790</text:p>
          </table:table-cell>
          <table:table-cell office:value-type="string" calcext:value-type="string" table:number-columns-spanned="5" table:number-rows-spanned="1">
            <text:p>VBIAS_PAROUT2_1:VBIAS_PAROUT2_-28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197715125977993" calcext:value-type="float">
            <text:p>0.020</text:p>
          </table:table-cell>
          <table:table-cell office:value-type="float" office:value="-0.00864267256110907" calcext:value-type="float">
            <text:p>-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00</text:p>
          </table:table-cell>
          <table:table-cell office:value-type="string" calcext:value-type="string" table:number-columns-spanned="5" table:number-rows-spanned="1">
            <text:p>VBIAS_PAROUT2_1:VBIAS_PAROUT2_-28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21943885460496" calcext:value-type="float">
            <text:p>0.012</text:p>
          </table:table-cell>
          <table:table-cell office:value-type="float" office:value="-0.0105369836091995" calcext:value-type="float">
            <text:p>-0.011</text:p>
          </table:table-cell>
          <table:table-cell office:value-type="float" office:value="0.0216658227145672" calcext:value-type="float">
            <text:p>0.02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10</text:p>
          </table:table-cell>
          <table:table-cell office:value-type="string" calcext:value-type="string" table:number-columns-spanned="5" table:number-rows-spanned="1">
            <text:p>VBIAS_PAROUT2_1:VBIAS_PAROUT2_-28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0.0330316834151745" calcext:value-type="float">
            <text:p>0.033</text:p>
          </table:table-cell>
          <table:table-cell office:value-type="float" office:value="0.00272304192185402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20</text:p>
          </table:table-cell>
          <table:table-cell office:value-type="string" calcext:value-type="string" table:number-columns-spanned="5" table:number-rows-spanned="1">
            <text:p>VBIAS_PAROUT2_1:VBIAS_PAROUT2_-28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51157507672906" calcext:value-type="float">
            <text:p>0.007</text:p>
          </table:table-cell>
          <table:table-cell office:value-type="float" office:value="-0.0124311773106456" calcext:value-type="float">
            <text:p>-0.012</text:p>
          </table:table-cell>
          <table:table-cell office:value-type="float" office:value="0.00651157507672906" calcext:value-type="float">
            <text:p>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30</text:p>
          </table:table-cell>
          <table:table-cell office:value-type="string" calcext:value-type="string" table:number-columns-spanned="5" table:number-rows-spanned="1">
            <text:p>VBIAS_PAROUT2_1:VBIAS_PAROUT2_-2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72304192185402" calcext:value-type="float">
            <text:p>0.003</text:p>
          </table:table-cell>
          <table:table-cell office:value-type="float" office:value="0.0254544429481029" calcext:value-type="float">
            <text:p>0.025</text:p>
          </table:table-cell>
          <table:table-cell office:value-type="float" office:value="0.0197715125977993" calcext:value-type="float">
            <text:p>0.02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40</text:p>
          </table:table-cell>
          <table:table-cell office:value-type="string" calcext:value-type="string" table:number-columns-spanned="5" table:number-rows-spanned="1">
            <text:p>VBIAS_PAROUT2_1:VBIAS_PAROUT2_-29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06553500518203" calcext:value-type="float">
            <text:p>-0.001</text:p>
          </table:table-cell>
          <table:table-cell office:value-type="float" office:value="-0.00674836291000247" calcext:value-type="float">
            <text:p>-0.007</text:p>
          </table:table-cell>
          <table:table-cell office:value-type="float" office:value="-0.00295980088412762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50</text:p>
          </table:table-cell>
          <table:table-cell office:value-type="string" calcext:value-type="string" table:number-columns-spanned="5" table:number-rows-spanned="1">
            <text:p>VBIAS_PAROUT2_1:VBIAS_PAROUT2_-29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295980088412762" calcext:value-type="float">
            <text:p>-0.003</text:p>
          </table:table-cell>
          <table:table-cell office:value-type="float" office:value="0.0311373732984066" calcext:value-type="float">
            <text:p>0.031</text:p>
          </table:table-cell>
          <table:table-cell office:value-type="float" office:value="0.000828746007755399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60</text:p>
          </table:table-cell>
          <table:table-cell office:value-type="string" calcext:value-type="string" table:number-columns-spanned="5" table:number-rows-spanned="1">
            <text:p>VBIAS_PAROUT2_1:VBIAS_PAROUT2_-29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49259935319424" calcext:value-type="float">
            <text:p>0.035</text:p>
          </table:table-cell>
          <table:table-cell office:value-type="float" office:value="0.0140886986628175" calcext:value-type="float">
            <text:p>0.014</text:p>
          </table:table-cell>
          <table:table-cell office:value-type="float" office:value="0.00461732316762209" calcext:value-type="float">
            <text:p>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70</text:p>
          </table:table-cell>
          <table:table-cell office:value-type="string" calcext:value-type="string" table:number-columns-spanned="5" table:number-rows-spanned="1">
            <text:p>VBIAS_PAROUT2_1:VBIAS_PAROUT2_-29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80</text:p>
          </table:table-cell>
          <table:table-cell office:value-type="string" calcext:value-type="string" table:number-columns-spanned="5" table:number-rows-spanned="1">
            <text:p>VBIAS_PAROUT2_1:VBIAS_PAROUT2_-29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0118392903823406" calcext:value-type="float">
            <text:p>-0.001</text:p>
          </table:table-cell>
          <table:table-cell office:value-type="float" office:value="0.0177589245140553" calcext:value-type="float">
            <text:p>0.01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890</text:p>
          </table:table-cell>
          <table:table-cell office:value-type="string" calcext:value-type="string" table:number-columns-spanned="5" table:number-rows-spanned="1">
            <text:p>VBIAS_PAROUT2_1:VBIAS_PAROUT2_-29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139703042805195" calcext:value-type="float">
            <text:p>0.014</text:p>
          </table:table-cell>
          <table:table-cell office:value-type="float" office:value="0.0234416220337152" calcext:value-type="float">
            <text:p>0.0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00</text:p>
          </table:table-cell>
          <table:table-cell office:value-type="string" calcext:value-type="string" table:number-columns-spanned="5" table:number-rows-spanned="1">
            <text:p>VBIAS_PAROUT2_1:VBIAS_PAROUT2_-29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-0.0295981299132109" calcext:value-type="float">
            <text:p>-0.030</text:p>
          </table:table-cell>
          <table:table-cell office:value-type="float" office:value="0.012075994163751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10</text:p>
          </table:table-cell>
          <table:table-cell office:value-type="string" calcext:value-type="string" table:number-columns-spanned="5" table:number-rows-spanned="1">
            <text:p>VBIAS_PAROUT2_1:VBIAS_PAROUT2_-29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34416220337152" calcext:value-type="float">
            <text:p>0.023</text:p>
          </table:table-cell>
          <table:table-cell office:value-type="float" office:value="0.000710359017830342" calcext:value-type="float">
            <text:p>0.001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20</text:p>
          </table:table-cell>
          <table:table-cell office:value-type="string" calcext:value-type="string" table:number-columns-spanned="5" table:number-rows-spanned="1">
            <text:p>VBIAS_PAROUT2_1:VBIAS_PAROUT2_-29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39317976310849" calcext:value-type="float">
            <text:p>0.006</text:p>
          </table:table-cell>
          <table:table-cell office:value-type="float" office:value="0.0120759941637516" calcext:value-type="float">
            <text:p>0.012</text:p>
          </table:table-cell>
          <table:table-cell office:value-type="float" office:value="-0.00307819596491754" calcext:value-type="float">
            <text:p>-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30</text:p>
          </table:table-cell>
          <table:table-cell office:value-type="string" calcext:value-type="string" table:number-columns-spanned="5" table:number-rows-spanned="1">
            <text:p>VBIAS_PAROUT2_1:VBIAS_PAROUT2_-29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310186296701431" calcext:value-type="float">
            <text:p>0.031</text:p>
          </table:table-cell>
          <table:table-cell office:value-type="float" office:value="-0.0125495716929436" calcext:value-type="float">
            <text:p>-0.013</text:p>
          </table:table-cell>
          <table:table-cell office:value-type="float" office:value="0.00260464707389474" calcext:value-type="float">
            <text:p>0.00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40</text:p>
          </table:table-cell>
          <table:table-cell office:value-type="string" calcext:value-type="string" table:number-columns-spanned="5" table:number-rows-spanned="1">
            <text:p>VBIAS_PAROUT2_1:VBIAS_PAROUT2_-29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686675822362304" calcext:value-type="float">
            <text:p>-0.007</text:p>
          </table:table-cell>
          <table:table-cell office:value-type="float" office:value="-0.0182325020432472" calcext:value-type="float">
            <text:p>-0.018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50</text:p>
          </table:table-cell>
          <table:table-cell office:value-type="string" calcext:value-type="string" table:number-columns-spanned="5" table:number-rows-spanned="1">
            <text:p>VBIAS_PAROUT2_1:VBIAS_PAROUT2_-29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0449892785400152" calcext:value-type="float">
            <text:p>0.004</text:p>
          </table:table-cell>
          <table:table-cell office:value-type="float" office:value="0.00828749034553766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60</text:p>
          </table:table-cell>
          <table:table-cell office:value-type="string" calcext:value-type="string" table:number-columns-spanned="5" table:number-rows-spanned="1">
            <text:p>VBIAS_PAROUT2_1:VBIAS_PAROUT2_-29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49892785400152" calcext:value-type="float">
            <text:p>0.004</text:p>
          </table:table-cell>
          <table:table-cell office:value-type="float" office:value="-0.00497250584885478" calcext:value-type="float">
            <text:p>-0.005</text:p>
          </table:table-cell>
          <table:table-cell office:value-type="float" office:value="-0.012549571692943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70</text:p>
          </table:table-cell>
          <table:table-cell office:value-type="string" calcext:value-type="string" table:number-columns-spanned="5" table:number-rows-spanned="1">
            <text:p>VBIAS_PAROUT2_1:VBIAS_PAROUT2_-29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90062744170427" calcext:value-type="float">
            <text:p>0.029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80</text:p>
          </table:table-cell>
          <table:table-cell office:value-type="string" calcext:value-type="string" table:number-columns-spanned="5" table:number-rows-spanned="1">
            <text:p>VBIAS_PAROUT2_1:VBIAS_PAROUT2_-29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office:value-type="float" office:value="0.0100634060800076" calcext:value-type="float">
            <text:p>0.010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990</text:p>
          </table:table-cell>
          <table:table-cell office:value-type="string" calcext:value-type="string" table:number-columns-spanned="5" table:number-rows-spanned="1">
            <text:p>VBIAS_PAROUT2_1:VBIAS_PAROUT2_-29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07737723737955" calcext:value-type="float">
            <text:p>-0.011</text:p>
          </table:table-cell>
          <table:table-cell table:number-columns-repeated="2" office:value-type="float" office:value="-0.00509089976549149" calcext:value-type="float">
            <text:p>-0.00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00</text:p>
          </table:table-cell>
          <table:table-cell office:value-type="string" calcext:value-type="string" table:number-columns-spanned="5" table:number-rows-spanned="1">
            <text:p>VBIAS_PAROUT2_1:VBIAS_PAROUT2_-29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0.0157461035996676" calcext:value-type="float">
            <text:p>0.016</text:p>
          </table:table-cell>
          <table:table-cell office:value-type="float" office:value="0.000591964984778315" calcext:value-type="float">
            <text:p>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10</text:p>
          </table:table-cell>
          <table:table-cell office:value-type="string" calcext:value-type="string" table:number-columns-spanned="5" table:number-rows-spanned="1">
            <text:p>VBIAS_PAROUT2_1:VBIAS_PAROUT2_-29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48625292442739" calcext:value-type="float">
            <text:p>0.002</text:p>
          </table:table-cell>
          <table:table-cell office:value-type="float" office:value="-0.00698515214025974" calcext:value-type="float">
            <text:p>-0.007</text:p>
          </table:table-cell>
          <table:table-cell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20</text:p>
          </table:table-cell>
          <table:table-cell office:value-type="string" calcext:value-type="string" table:number-columns-spanned="5" table:number-rows-spanned="1">
            <text:p>VBIAS_PAROUT2_1:VBIAS_PAROUT2_-29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4564698934555" calcext:value-type="float">
            <text:p>-0.016</text:p>
          </table:table-cell>
          <table:table-cell office:value-type="float" office:value="-0.0145622761920095" calcext:value-type="float">
            <text:p>-0.015</text:p>
          </table:table-cell>
          <table:table-cell office:value-type="float" office:value="0.0081690959632396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30</text:p>
          </table:table-cell>
          <table:table-cell office:value-type="string" calcext:value-type="string" table:number-columns-spanned="5" table:number-rows-spanned="1">
            <text:p>VBIAS_PAROUT2_1:VBIAS_PAROUT2_-30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4290339499712" calcext:value-type="float">
            <text:p>0.021</text:p>
          </table:table-cell>
          <table:table-cell table:number-columns-repeated="2" office:value-type="float" office:value="0.0157461035996676" calcext:value-type="float">
            <text:p>0.0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40</text:p>
          </table:table-cell>
          <table:table-cell office:value-type="string" calcext:value-type="string" table:number-columns-spanned="5" table:number-rows-spanned="1">
            <text:p>VBIAS_PAROUT2_1:VBIAS_PAROUT2_-30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table:number-columns-repeated="2" office:value-type="float" office:value="0.0176404137164354" calcext:value-type="float">
            <text:p>0.018</text:p>
          </table:table-cell>
          <table:table-cell office:value-type="float" office:value="0.00627478584647179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50</text:p>
          </table:table-cell>
          <table:table-cell office:value-type="string" calcext:value-type="string" table:number-columns-spanned="5" table:number-rows-spanned="1">
            <text:p>VBIAS_PAROUT2_1:VBIAS_PAROUT2_-30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19658988155425" calcext:value-type="float">
            <text:p>-0.003</text:p>
          </table:table-cell>
          <table:table-cell office:value-type="float" office:value="0.0195347238332033" calcext:value-type="float">
            <text:p>0.020</text:p>
          </table:table-cell>
          <table:table-cell office:value-type="float" office:value="0.00438053393736482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60</text:p>
          </table:table-cell>
          <table:table-cell office:value-type="string" calcext:value-type="string" table:number-columns-spanned="5" table:number-rows-spanned="1">
            <text:p>VBIAS_PAROUT2_1:VBIAS_PAROUT2_-30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70</text:p>
          </table:table-cell>
          <table:table-cell office:value-type="string" calcext:value-type="string" table:number-columns-spanned="5" table:number-rows-spanned="1">
            <text:p>VBIAS_PAROUT2_1:VBIAS_PAROUT2_-30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3149840310216" calcext:value-type="float">
            <text:p>-0.003</text:p>
          </table:table-cell>
          <table:table-cell office:value-type="float" office:value="0.026993453502655" calcext:value-type="float">
            <text:p>0.027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80</text:p>
          </table:table-cell>
          <table:table-cell office:value-type="string" calcext:value-type="string" table:number-columns-spanned="5" table:number-rows-spanned="1">
            <text:p>VBIAS_PAROUT2_1:VBIAS_PAROUT2_-30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7335164472461" calcext:value-type="float">
            <text:p>0.014</text:p>
          </table:table-cell>
          <table:table-cell office:value-type="float" office:value="0.0194164458662272" calcext:value-type="float">
            <text:p>0.019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090</text:p>
          </table:table-cell>
          <table:table-cell office:value-type="string" calcext:value-type="string" table:number-columns-spanned="5" table:number-rows-spanned="1">
            <text:p>VBIAS_PAROUT2_1:VBIAS_PAROUT2_-30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288877636194229" calcext:value-type="float">
            <text:p>0.029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00</text:p>
          </table:table-cell>
          <table:table-cell office:value-type="string" calcext:value-type="string" table:number-columns-spanned="5" table:number-rows-spanned="1">
            <text:p>VBIAS_PAROUT2_1:VBIAS_PAROUT2_-30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6278256326914" calcext:value-type="float">
            <text:p>0.016</text:p>
          </table:table-cell>
          <table:table-cell office:value-type="float" office:value="-0.0108921667560935" calcext:value-type="float">
            <text:p>-0.011</text:p>
          </table:table-cell>
          <table:table-cell office:value-type="float" office:value="-0.00142071803566068" calcext:value-type="float">
            <text:p>-0.0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10</text:p>
          </table:table-cell>
          <table:table-cell office:value-type="string" calcext:value-type="string" table:number-columns-spanned="5" table:number-rows-spanned="1">
            <text:p>VBIAS_PAROUT2_1:VBIAS_PAROUT2_-30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520929507911205" calcext:value-type="float">
            <text:p>-0.005</text:p>
          </table:table-cell>
          <table:table-cell office:value-type="float" office:value="0.00805070158094168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20</text:p>
          </table:table-cell>
          <table:table-cell office:value-type="string" calcext:value-type="string" table:number-columns-spanned="5" table:number-rows-spanned="1">
            <text:p>VBIAS_PAROUT2_1:VBIAS_PAROUT2_-30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0.000473569991299883" calcext:value-type="float">
            <text:p>0.000</text:p>
          </table:table-cell>
          <table:table-cell office:value-type="float" office:value="0.00426214002072811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30</text:p>
          </table:table-cell>
          <table:table-cell office:value-type="string" calcext:value-type="string" table:number-columns-spanned="5" table:number-rows-spanned="1">
            <text:p>VBIAS_PAROUT2_1:VBIAS_PAROUT2_-30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1310755982995" calcext:value-type="float">
            <text:p>0.021</text:p>
          </table:table-cell>
          <table:table-cell office:value-type="float" office:value="-0.00710354698821902" calcext:value-type="float">
            <text:p>-0.007</text:p>
          </table:table-cell>
          <table:table-cell office:value-type="float" office:value="0.011839205399155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40</text:p>
          </table:table-cell>
          <table:table-cell office:value-type="string" calcext:value-type="string" table:number-columns-spanned="5" table:number-rows-spanned="1">
            <text:p>VBIAS_PAROUT2_1:VBIAS_PAROUT2_-30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15639099851251" calcext:value-type="float">
            <text:p>0.006</text:p>
          </table:table-cell>
          <table:table-cell office:value-type="float" office:value="0.0118392053991556" calcext:value-type="float">
            <text:p>0.012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50</text:p>
          </table:table-cell>
          <table:table-cell office:value-type="string" calcext:value-type="string" table:number-columns-spanned="5" table:number-rows-spanned="1">
            <text:p>VBIAS_PAROUT2_1:VBIAS_PAROUT2_-30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94501169770956" calcext:value-type="float">
            <text:p>0.010</text:p>
          </table:table-cell>
          <table:table-cell office:value-type="float" office:value="0.00805070158094168" calcext:value-type="float">
            <text:p>0.008</text:p>
          </table:table-cell>
          <table:table-cell office:value-type="float" office:value="0.00236785900779068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60</text:p>
          </table:table-cell>
          <table:table-cell office:value-type="string" calcext:value-type="string" table:number-columns-spanned="5" table:number-rows-spanned="1">
            <text:p>VBIAS_PAROUT2_1:VBIAS_PAROUT2_-30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65749806910753" calcext:value-type="float">
            <text:p>-0.017</text:p>
          </table:table-cell>
          <table:table-cell office:value-type="float" office:value="0.0175221357494593" calcext:value-type="float">
            <text:p>0.018</text:p>
          </table:table-cell>
          <table:table-cell office:value-type="float" office:value="-0.00710354698821902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70</text:p>
          </table:table-cell>
          <table:table-cell office:value-type="string" calcext:value-type="string" table:number-columns-spanned="5" table:number-rows-spanned="1">
            <text:p>VBIAS_PAROUT2_1:VBIAS_PAROUT2_-30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17208110168576" calcext:value-type="float">
            <text:p>0.01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80</text:p>
          </table:table-cell>
          <table:table-cell office:value-type="string" calcext:value-type="string" table:number-columns-spanned="5" table:number-rows-spanned="1">
            <text:p>VBIAS_PAROUT2_1:VBIAS_PAROUT2_-30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261648092418909" calcext:value-type="float">
            <text:p>-0.026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190</text:p>
          </table:table-cell>
          <table:table-cell office:value-type="string" calcext:value-type="string" table:number-columns-spanned="5" table:number-rows-spanned="1">
            <text:p>VBIAS_PAROUT2_1:VBIAS_PAROUT2_-30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85875687748194" calcext:value-type="float">
            <text:p>-0.019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-0.00722194090485573" calcext:value-type="float">
            <text:p>-0.0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00</text:p>
          </table:table-cell>
          <table:table-cell office:value-type="string" calcext:value-type="string" table:number-columns-spanned="5" table:number-rows-spanned="1">
            <text:p>VBIAS_PAROUT2_1:VBIAS_PAROUT2_-30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43337911181152" calcext:value-type="float">
            <text:p>-0.003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414374517276883" calcext:value-type="float">
            <text:p>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10</text:p>
          </table:table-cell>
          <table:table-cell office:value-type="string" calcext:value-type="string" table:number-columns-spanned="5" table:number-rows-spanned="1">
            <text:p>VBIAS_PAROUT2_1:VBIAS_PAROUT2_-30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14374517276883" calcext:value-type="float">
            <text:p>0.004</text:p>
          </table:table-cell>
          <table:table-cell office:value-type="float" office:value="-0.0110105611383915" calcext:value-type="float">
            <text:p>-0.011</text:p>
          </table:table-cell>
          <table:table-cell office:value-type="float" office:value="0.0136151211336255" calcext:value-type="float">
            <text:p>0.0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20</text:p>
          </table:table-cell>
          <table:table-cell office:value-type="string" calcext:value-type="string" table:number-columns-spanned="5" table:number-rows-spanned="1">
            <text:p>VBIAS_PAROUT2_1:VBIAS_PAROUT2_-30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47990649566054" calcext:value-type="float">
            <text:p>-0.015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30</text:p>
          </table:table-cell>
          <table:table-cell office:value-type="string" calcext:value-type="string" table:number-columns-spanned="5" table:number-rows-spanned="1">
            <text:p>VBIAS_PAROUT2_1:VBIAS_PAROUT2_-3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174036249518395" calcext:value-type="float">
            <text:p>0.017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40</text:p>
          </table:table-cell>
          <table:table-cell office:value-type="string" calcext:value-type="string" table:number-columns-spanned="5" table:number-rows-spanned="1">
            <text:p>VBIAS_PAROUT2_1:VBIAS_PAROUT2_-31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60379970818758" calcext:value-type="float">
            <text:p>0.006</text:p>
          </table:table-cell>
          <table:table-cell office:value-type="float" office:value="0.0136151211336255" calcext:value-type="float">
            <text:p>0.014</text:p>
          </table:table-cell>
          <table:table-cell office:value-type="float" office:value="0.00982661731541157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50</text:p>
          </table:table-cell>
          <table:table-cell office:value-type="string" calcext:value-type="string" table:number-columns-spanned="5" table:number-rows-spanned="1">
            <text:p>VBIAS_PAROUT2_1:VBIAS_PAROUT2_-31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55093148350716" calcext:value-type="float">
            <text:p>0.016</text:p>
          </table:table-cell>
          <table:table-cell office:value-type="float" office:value="-0.0299534294754267" calcext:value-type="float">
            <text:p>-0.030</text:p>
          </table:table-cell>
          <table:table-cell office:value-type="float" office:value="-0.0129047548398376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60</text:p>
          </table:table-cell>
          <table:table-cell office:value-type="string" calcext:value-type="string" table:number-columns-spanned="5" table:number-rows-spanned="1">
            <text:p>VBIAS_PAROUT2_1:VBIAS_PAROUT2_-31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781391281634569" calcext:value-type="float">
            <text:p>0.008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248623546212912" calcext:value-type="float">
            <text:p>0.0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70</text:p>
          </table:table-cell>
          <table:table-cell office:value-type="string" calcext:value-type="string" table:number-columns-spanned="5" table:number-rows-spanned="1">
            <text:p>VBIAS_PAROUT2_1:VBIAS_PAROUT2_-31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172853469848633" calcext:value-type="float">
            <text:p>0.017</text:p>
          </table:table-cell>
          <table:table-cell office:value-type="float" office:value="0.0229680445045233" calcext:value-type="float">
            <text:p>0.023</text:p>
          </table:table-cell>
          <table:table-cell office:value-type="float" office:value="0.0172853469848633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80</text:p>
          </table:table-cell>
          <table:table-cell office:value-type="string" calcext:value-type="string" table:number-columns-spanned="5" table:number-rows-spanned="1">
            <text:p>VBIAS_PAROUT2_1:VBIAS_PAROUT2_-31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290</text:p>
          </table:table-cell>
          <table:table-cell office:value-type="string" calcext:value-type="string" table:number-columns-spanned="5" table:number-rows-spanned="1">
            <text:p>VBIAS_PAROUT2_1:VBIAS_PAROUT2_-31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213107001036406" calcext:value-type="float">
            <text:p>0.002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00</text:p>
          </table:table-cell>
          <table:table-cell office:value-type="string" calcext:value-type="string" table:number-columns-spanned="5" table:number-rows-spanned="1">
            <text:p>VBIAS_PAROUT2_1:VBIAS_PAROUT2_-31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9196031652391" calcext:value-type="float">
            <text:p>0.006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153910368680954" calcext:value-type="float">
            <text:p>0.01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10</text:p>
          </table:table-cell>
          <table:table-cell office:value-type="string" calcext:value-type="string" table:number-columns-spanned="5" table:number-rows-spanned="1">
            <text:p>VBIAS_PAROUT2_1:VBIAS_PAROUT2_-31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16574920155108" calcext:value-type="float">
            <text:p>-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20</text:p>
          </table:table-cell>
          <table:table-cell office:value-type="string" calcext:value-type="string" table:number-columns-spanned="5" table:number-rows-spanned="1">
            <text:p>VBIAS_PAROUT2_1:VBIAS_PAROUT2_-31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355177302844822" calcext:value-type="float">
            <text:p>-0.004</text:p>
          </table:table-cell>
          <table:table-cell office:value-type="float" office:value="0.00970822293311358" calcext:value-type="float">
            <text:p>0.0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30</text:p>
          </table:table-cell>
          <table:table-cell office:value-type="string" calcext:value-type="string" table:number-columns-spanned="5" table:number-rows-spanned="1">
            <text:p>VBIAS_PAROUT2_1:VBIAS_PAROUT2_-31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0.00781391281634569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40</text:p>
          </table:table-cell>
          <table:table-cell office:value-type="string" calcext:value-type="string" table:number-columns-spanned="5" table:number-rows-spanned="1">
            <text:p>VBIAS_PAROUT2_1:VBIAS_PAROUT2_-31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970822293311358" calcext:value-type="float">
            <text:p>0.010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-0.00355177302844822" calcext:value-type="float">
            <text:p>-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50</text:p>
          </table:table-cell>
          <table:table-cell office:value-type="string" calcext:value-type="string" table:number-columns-spanned="5" table:number-rows-spanned="1">
            <text:p>VBIAS_PAROUT2_1:VBIAS_PAROUT2_-31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111289564520121" calcext:value-type="float">
            <text:p>-0.011</text:p>
          </table:table-cell>
          <table:table-cell office:value-type="float" office:value="0.00402535079047084" calcext:value-type="float">
            <text:p>0.004</text:p>
          </table:table-cell>
          <table:table-cell office:value-type="float" office:value="0.000236784995649941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60</text:p>
          </table:table-cell>
          <table:table-cell office:value-type="string" calcext:value-type="string" table:number-columns-spanned="5" table:number-rows-spanned="1">
            <text:p>VBIAS_PAROUT2_1:VBIAS_PAROUT2_-31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16574920155108" calcext:value-type="float">
            <text:p>-0.002</text:p>
          </table:table-cell>
          <table:table-cell office:value-type="float" office:value="-0.00544608291238546" calcext:value-type="float">
            <text:p>-0.005</text:p>
          </table:table-cell>
          <table:table-cell office:value-type="float" office:value="0.0134967267513275" calcext:value-type="float">
            <text:p>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70</text:p>
          </table:table-cell>
          <table:table-cell office:value-type="string" calcext:value-type="string" table:number-columns-spanned="5" table:number-rows-spanned="1">
            <text:p>VBIAS_PAROUT2_1:VBIAS_PAROUT2_-31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0118392999866046" calcext:value-type="float">
            <text:p>0.000</text:p>
          </table:table-cell>
          <table:table-cell office:value-type="float" office:value="0.0228497665375471" calcext:value-type="float">
            <text:p>0.023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80</text:p>
          </table:table-cell>
          <table:table-cell office:value-type="string" calcext:value-type="string" table:number-columns-spanned="5" table:number-rows-spanned="1">
            <text:p>VBIAS_PAROUT2_1:VBIAS_PAROUT2_-31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0580120785161853" calcext:value-type="float">
            <text:p>0.006</text:p>
          </table:table-cell>
          <table:table-cell office:value-type="float" office:value="-1.56645476818085" calcext:value-type="float">
            <text:p>-1.566</text:p>
          </table:table-cell>
          <table:table-cell office:value-type="float" office:value="-0.0131415436044335" calcext:value-type="float">
            <text:p>-0.01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390</text:p>
          </table:table-cell>
          <table:table-cell office:value-type="string" calcext:value-type="string" table:number-columns-spanned="5" table:number-rows-spanned="1">
            <text:p>VBIAS_PAROUT2_1:VBIAS_PAROUT2_-31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0.0266383867710829" calcext:value-type="float">
            <text:p>0.027</text:p>
          </table:table-cell>
          <table:table-cell office:value-type="float" office:value="-10.0148916244507" calcext:value-type="float">
            <text:p>-10.015</text:p>
          </table:table-cell>
          <table:table-cell office:value-type="float" office:value="0.0076955184340477" calcext:value-type="float">
            <text:p>0.00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00</text:p>
          </table:table-cell>
          <table:table-cell office:value-type="string" calcext:value-type="string" table:number-columns-spanned="5" table:number-rows-spanned="1">
            <text:p>VBIAS_PAROUT2_1:VBIAS_PAROUT2_-31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367016810923815" calcext:value-type="float">
            <text:p>-0.004</text:p>
          </table:table-cell>
          <table:table-cell office:value-type="float" office:value="-9.99975204467773" calcext:value-type="float">
            <text:p>-10.000</text:p>
          </table:table-cell>
          <table:table-cell office:value-type="float" office:value="0.00201267492957413" calcext:value-type="float">
            <text:p>0.00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10</text:p>
          </table:table-cell>
          <table:table-cell office:value-type="string" calcext:value-type="string" table:number-columns-spanned="5" table:number-rows-spanned="1">
            <text:p>VBIAS_PAROUT2_1:VBIAS_PAROUT2_-31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0.007458730135113" calcext:value-type="float">
            <text:p>-0.007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0.0114840222522616" calcext:value-type="float">
            <text:p>0.0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20</text:p>
          </table:table-cell>
          <table:table-cell office:value-type="string" calcext:value-type="string" table:number-columns-spanned="5" table:number-rows-spanned="1">
            <text:p>VBIAS_PAROUT2_1:VBIAS_PAROUT2_-31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2.725750207901" calcext:value-type="float">
            <text:p>-2.72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0.0171668361872435" calcext:value-type="float">
            <text:p>0.0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30</text:p>
          </table:table-cell>
          <table:table-cell office:value-type="string" calcext:value-type="string" table:number-columns-spanned="5" table:number-rows-spanned="1">
            <text:p>VBIAS_PAROUT2_1:VBIAS_PAROUT2_-3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779699325562" calcext:value-type="float">
            <text:p>-10.178</text:p>
          </table:table-cell>
          <table:table-cell office:value-type="float" office:value="-9.96947288513184" calcext:value-type="float">
            <text:p>-9.969</text:p>
          </table:table-cell>
          <table:table-cell office:value-type="float" office:value="0.00580120785161853" calcext:value-type="float">
            <text:p>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40</text:p>
          </table:table-cell>
          <table:table-cell office:value-type="string" calcext:value-type="string" table:number-columns-spanned="5" table:number-rows-spanned="1">
            <text:p>VBIAS_PAROUT2_1:VBIAS_PAROUT2_-32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95030593872" calcext:value-type="float">
            <text:p>-10.080</text:p>
          </table:table-cell>
          <table:table-cell office:value-type="float" office:value="-9.96196269989014" calcext:value-type="float">
            <text:p>-9.962</text:p>
          </table:table-cell>
          <table:table-cell office:value-type="float" office:value="-3.81118059158325" calcext:value-type="float">
            <text:p>-3.8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50</text:p>
          </table:table-cell>
          <table:table-cell office:value-type="string" calcext:value-type="string" table:number-columns-spanned="5" table:number-rows-spanned="1">
            <text:p>VBIAS_PAROUT2_1:VBIAS_PAROUT2_-32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6549987793" calcext:value-type="float">
            <text:p>-10.097</text:p>
          </table:table-cell>
          <table:table-cell office:value-type="float" office:value="-9.99414920806885" calcext:value-type="float">
            <text:p>-9.994</text:p>
          </table:table-cell>
          <table:table-cell office:value-type="float" office:value="-9.316086769104" calcext:value-type="float">
            <text:p>-9.3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60</text:p>
          </table:table-cell>
          <table:table-cell office:value-type="string" calcext:value-type="string" table:number-columns-spanned="5" table:number-rows-spanned="1">
            <text:p>VBIAS_PAROUT2_1:VBIAS_PAROUT2_-32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521907806397" calcext:value-type="float">
            <text:p>-9.905</text:p>
          </table:table-cell>
          <table:table-cell office:value-type="float" office:value="-9.97328758239746" calcext:value-type="float">
            <text:p>-9.973</text:p>
          </table:table-cell>
          <table:table-cell office:value-type="float" office:value="-10.2063417434692" calcext:value-type="float">
            <text:p>-10.2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70</text:p>
          </table:table-cell>
          <table:table-cell office:value-type="string" calcext:value-type="string" table:number-columns-spanned="5" table:number-rows-spanned="1">
            <text:p>VBIAS_PAROUT2_1:VBIAS_PAROUT2_-32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61516189575" calcext:value-type="float">
            <text:p>-10.066</text:p>
          </table:table-cell>
          <table:table-cell office:value-type="float" office:value="-9.9031925201416" calcext:value-type="float">
            <text:p>-9.903</text:p>
          </table:table-cell>
          <table:table-cell office:value-type="float" office:value="-10.2821588516235" calcext:value-type="float">
            <text:p>-10.28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80</text:p>
          </table:table-cell>
          <table:table-cell office:value-type="string" calcext:value-type="string" table:number-columns-spanned="5" table:number-rows-spanned="1">
            <text:p>VBIAS_PAROUT2_1:VBIAS_PAROUT2_-32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510120391846" calcext:value-type="float">
            <text:p>-10.051</text:p>
          </table:table-cell>
          <table:table-cell office:value-type="float" office:value="-9.93728637695313" calcext:value-type="float">
            <text:p>-9.937</text:p>
          </table:table-cell>
          <table:table-cell office:value-type="float" office:value="-10.2518796920776" calcext:value-type="float">
            <text:p>-10.2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490</text:p>
          </table:table-cell>
          <table:table-cell office:value-type="string" calcext:value-type="string" table:number-columns-spanned="5" table:number-rows-spanned="1">
            <text:p>VBIAS_PAROUT2_1:VBIAS_PAROUT2_-32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387004852295" calcext:value-type="float">
            <text:p>-9.964</text:p>
          </table:table-cell>
          <table:table-cell office:value-type="float" office:value="-9.90891456604004" calcext:value-type="float">
            <text:p>-9.909</text:p>
          </table:table-cell>
          <table:table-cell office:value-type="float" office:value="-10.032057762146" calcext:value-type="float">
            <text:p>-10.03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00</text:p>
          </table:table-cell>
          <table:table-cell office:value-type="string" calcext:value-type="string" table:number-columns-spanned="5" table:number-rows-spanned="1">
            <text:p>VBIAS_PAROUT2_1:VBIAS_PAROUT2_-32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96871566772" calcext:value-type="float">
            <text:p>-10.040</text:p>
          </table:table-cell>
          <table:table-cell office:value-type="float" office:value="-10.0225210189819" calcext:value-type="float">
            <text:p>-10.023</text:p>
          </table:table-cell>
          <table:table-cell office:value-type="float" office:value="-9.87493991851807" calcext:value-type="float">
            <text:p>-9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10</text:p>
          </table:table-cell>
          <table:table-cell office:value-type="string" calcext:value-type="string" table:number-columns-spanned="5" table:number-rows-spanned="1">
            <text:p>VBIAS_PAROUT2_1:VBIAS_PAROUT2_-32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598564147949" calcext:value-type="float">
            <text:p>-9.856</text:p>
          </table:table-cell>
          <table:table-cell office:value-type="float" office:value="-10.0035667419434" calcext:value-type="float">
            <text:p>-10.004</text:p>
          </table:table-cell>
          <table:table-cell office:value-type="float" office:value="-10.140061378479" calcext:value-type="float">
            <text:p>-10.14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20</text:p>
          </table:table-cell>
          <table:table-cell office:value-type="string" calcext:value-type="string" table:number-columns-spanned="5" table:number-rows-spanned="1">
            <text:p>VBIAS_PAROUT2_1:VBIAS_PAROUT2_-32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340679168701" calcext:value-type="float">
            <text:p>-9.973</text:p>
          </table:table-cell>
          <table:table-cell office:value-type="float" office:value="-10.0849866867065" calcext:value-type="float">
            <text:p>-10.085</text:p>
          </table:table-cell>
          <table:table-cell office:value-type="float" office:value="-10.331392288208" calcext:value-type="float">
            <text:p>-1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30</text:p>
          </table:table-cell>
          <table:table-cell office:value-type="string" calcext:value-type="string" table:number-columns-spanned="5" table:number-rows-spanned="1">
            <text:p>VBIAS_PAROUT2_1:VBIAS_PAROUT2_-32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9.76693630218506" calcext:value-type="float">
            <text:p>-9.7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40</text:p>
          </table:table-cell>
          <table:table-cell office:value-type="string" calcext:value-type="string" table:number-columns-spanned="5" table:number-rows-spanned="1">
            <text:p>VBIAS_PAROUT2_1:VBIAS_PAROUT2_-32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8473167419434" calcext:value-type="float">
            <text:p>-9.985</text:p>
          </table:table-cell>
          <table:table-cell office:value-type="float" office:value="-10.0395679473877" calcext:value-type="float">
            <text:p>-10.040</text:p>
          </table:table-cell>
          <table:table-cell office:value-type="float" office:value="-10.0207328796387" calcext:value-type="float">
            <text:p>-10.02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50</text:p>
          </table:table-cell>
          <table:table-cell office:value-type="string" calcext:value-type="string" table:number-columns-spanned="5" table:number-rows-spanned="1">
            <text:p>VBIAS_PAROUT2_1:VBIAS_PAROUT2_-32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5445251464844" calcext:value-type="float">
            <text:p>-9.954</text:p>
          </table:table-cell>
          <table:table-cell office:value-type="float" office:value="-10.0945234298706" calcext:value-type="float">
            <text:p>-10.095</text:p>
          </table:table-cell>
          <table:table-cell office:value-type="float" office:value="-10.0889205932617" calcext:value-type="float">
            <text:p>-10.08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60</text:p>
          </table:table-cell>
          <table:table-cell office:value-type="string" calcext:value-type="string" table:number-columns-spanned="5" table:number-rows-spanned="1">
            <text:p>VBIAS_PAROUT2_1:VBIAS_PAROUT2_-32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10.1003646850586" calcext:value-type="float">
            <text:p>-10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70</text:p>
          </table:table-cell>
          <table:table-cell office:value-type="string" calcext:value-type="string" table:number-columns-spanned="5" table:number-rows-spanned="1">
            <text:p>VBIAS_PAROUT2_1:VBIAS_PAROUT2_-32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80</text:p>
          </table:table-cell>
          <table:table-cell office:value-type="string" calcext:value-type="string" table:number-columns-spanned="5" table:number-rows-spanned="1">
            <text:p>VBIAS_PAROUT2_1:VBIAS_PAROUT2_-32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73165512085" calcext:value-type="float">
            <text:p>-10.047</text:p>
          </table:table-cell>
          <table:table-cell office:value-type="float" office:value="-10.0604295730591" calcext:value-type="float">
            <text:p>-10.060</text:p>
          </table:table-cell>
          <table:table-cell office:value-type="float" office:value="-10.0188255310059" calcext:value-type="float">
            <text:p>-10.01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590</text:p>
          </table:table-cell>
          <table:table-cell office:value-type="string" calcext:value-type="string" table:number-columns-spanned="5" table:number-rows-spanned="1">
            <text:p>VBIAS_PAROUT2_1:VBIAS_PAROUT2_-32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831985473633" calcext:value-type="float">
            <text:p>-10.083</text:p>
          </table:table-cell>
          <table:table-cell office:value-type="float" office:value="-10.2310180664063" calcext:value-type="float">
            <text:p>-1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00</text:p>
          </table:table-cell>
          <table:table-cell office:value-type="string" calcext:value-type="string" table:number-columns-spanned="5" table:number-rows-spanned="1">
            <text:p>VBIAS_PAROUT2_1:VBIAS_PAROUT2_-32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7493991851807" calcext:value-type="float">
            <text:p>-9.87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1515054702759" calcext:value-type="float">
            <text:p>-10.15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10</text:p>
          </table:table-cell>
          <table:table-cell office:value-type="string" calcext:value-type="string" table:number-columns-spanned="5" table:number-rows-spanned="1">
            <text:p>VBIAS_PAROUT2_1:VBIAS_PAROUT2_-32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17786026001" calcext:value-type="float">
            <text:p>-10.002</text:p>
          </table:table-cell>
          <table:table-cell office:value-type="float" office:value="-9.97138023376465" calcext:value-type="float">
            <text:p>-9.971</text:p>
          </table:table-cell>
          <table:table-cell office:value-type="float" office:value="-10.1950168609619" calcext:value-type="float">
            <text:p>-10.19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20</text:p>
          </table:table-cell>
          <table:table-cell office:value-type="string" calcext:value-type="string" table:number-columns-spanned="5" table:number-rows-spanned="1">
            <text:p>VBIAS_PAROUT2_1:VBIAS_PAROUT2_-32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9987125396729" calcext:value-type="float">
            <text:p>-10.000</text:p>
          </table:table-cell>
          <table:table-cell office:value-type="float" office:value="-9.92023944854736" calcext:value-type="float">
            <text:p>-9.920</text:p>
          </table:table-cell>
          <table:table-cell office:value-type="float" office:value="-9.86731052398682" calcext:value-type="float">
            <text:p>-9.86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30</text:p>
          </table:table-cell>
          <table:table-cell office:value-type="string" calcext:value-type="string" table:number-columns-spanned="5" table:number-rows-spanned="1">
            <text:p>VBIAS_PAROUT2_1:VBIAS_PAROUT2_-3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44283676147" calcext:value-type="float">
            <text:p>-10.024</text:p>
          </table:table-cell>
          <table:table-cell office:value-type="float" office:value="-9.99236106872559" calcext:value-type="float">
            <text:p>-9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40</text:p>
          </table:table-cell>
          <table:table-cell office:value-type="string" calcext:value-type="string" table:number-columns-spanned="5" table:number-rows-spanned="1">
            <text:p>VBIAS_PAROUT2_1:VBIAS_PAROUT2_-33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1873664856" calcext:value-type="float">
            <text:p>-10.072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9.85789299011231" calcext:value-type="float">
            <text:p>-9.85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50</text:p>
          </table:table-cell>
          <table:table-cell office:value-type="string" calcext:value-type="string" table:number-columns-spanned="5" table:number-rows-spanned="1">
            <text:p>VBIAS_PAROUT2_1:VBIAS_PAROUT2_-33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03646850586" calcext:value-type="float">
            <text:p>-10.100</text:p>
          </table:table-cell>
          <table:table-cell office:value-type="float" office:value="-9.92214679718018" calcext:value-type="float">
            <text:p>-9.922</text:p>
          </table:table-cell>
          <table:table-cell office:value-type="float" office:value="-9.89007949829102" calcext:value-type="float">
            <text:p>-9.89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60</text:p>
          </table:table-cell>
          <table:table-cell office:value-type="string" calcext:value-type="string" table:number-columns-spanned="5" table:number-rows-spanned="1">
            <text:p>VBIAS_PAROUT2_1:VBIAS_PAROUT2_-33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4491577148438" calcext:value-type="float">
            <text:p>-9.945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831985473633" calcext:value-type="float">
            <text:p>-10.0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70</text:p>
          </table:table-cell>
          <table:table-cell office:value-type="string" calcext:value-type="string" table:number-columns-spanned="5" table:number-rows-spanned="1">
            <text:p>VBIAS_PAROUT2_1:VBIAS_PAROUT2_-33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628303527832" calcext:value-type="float">
            <text:p>-10.163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1381540298462" calcext:value-type="float">
            <text:p>-10.1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80</text:p>
          </table:table-cell>
          <table:table-cell office:value-type="string" calcext:value-type="string" table:number-columns-spanned="5" table:number-rows-spanned="1">
            <text:p>VBIAS_PAROUT2_1:VBIAS_PAROUT2_-33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208190917969" calcext:value-type="float">
            <text:p>-9.962</text:p>
          </table:table-cell>
          <table:table-cell office:value-type="float" office:value="-9.8729133605957" calcext:value-type="float">
            <text:p>-9.873</text:p>
          </table:table-cell>
          <table:table-cell office:value-type="float" office:value="-10.223388671875" calcext:value-type="float">
            <text:p>-10.22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690</text:p>
          </table:table-cell>
          <table:table-cell office:value-type="string" calcext:value-type="string" table:number-columns-spanned="5" table:number-rows-spanned="1">
            <text:p>VBIAS_PAROUT2_1:VBIAS_PAROUT2_-33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2057762146" calcext:value-type="float">
            <text:p>-10.032</text:p>
          </table:table-cell>
          <table:table-cell office:value-type="float" office:value="-9.99033451080322" calcext:value-type="float">
            <text:p>-9.990</text:p>
          </table:table-cell>
          <table:table-cell office:value-type="float" office:value="-9.73284244537354" calcext:value-type="float">
            <text:p>-9.7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00</text:p>
          </table:table-cell>
          <table:table-cell office:value-type="string" calcext:value-type="string" table:number-columns-spanned="5" table:number-rows-spanned="1">
            <text:p>VBIAS_PAROUT2_1:VBIAS_PAROUT2_-33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94079971313" calcext:value-type="float">
            <text:p>-10.009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08141040802" calcext:value-type="float">
            <text:p>-10.08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10</text:p>
          </table:table-cell>
          <table:table-cell office:value-type="string" calcext:value-type="string" table:number-columns-spanned="5" table:number-rows-spanned="1">
            <text:p>VBIAS_PAROUT2_1:VBIAS_PAROUT2_-33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36859512329" calcext:value-type="float">
            <text:p>-10.004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908279418945" calcext:value-type="float">
            <text:p>-10.09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20</text:p>
          </table:table-cell>
          <table:table-cell office:value-type="string" calcext:value-type="string" table:number-columns-spanned="5" table:number-rows-spanned="1">
            <text:p>VBIAS_PAROUT2_1:VBIAS_PAROUT2_-33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10.0547075271606" calcext:value-type="float">
            <text:p>-10.055</text:p>
          </table:table-cell>
          <table:table-cell office:value-type="float" office:value="-10.2745294570923" calcext:value-type="float">
            <text:p>-10.2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30</text:p>
          </table:table-cell>
          <table:table-cell office:value-type="string" calcext:value-type="string" table:number-columns-spanned="5" table:number-rows-spanned="1">
            <text:p>VBIAS_PAROUT2_1:VBIAS_PAROUT2_-33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13222694397" calcext:value-type="float">
            <text:p>-10.013</text:p>
          </table:table-cell>
          <table:table-cell office:value-type="float" office:value="-10.115385055542" calcext:value-type="float">
            <text:p>-10.115</text:p>
          </table:table-cell>
          <table:table-cell office:value-type="float" office:value="-9.99987125396729" calcext:value-type="float">
            <text:p>-1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40</text:p>
          </table:table-cell>
          <table:table-cell office:value-type="string" calcext:value-type="string" table:number-columns-spanned="5" table:number-rows-spanned="1">
            <text:p>VBIAS_PAROUT2_1:VBIAS_PAROUT2_-33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531414031982" calcext:value-type="float">
            <text:p>-9.975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0756883621216" calcext:value-type="float">
            <text:p>-10.07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50</text:p>
          </table:table-cell>
          <table:table-cell office:value-type="string" calcext:value-type="string" table:number-columns-spanned="5" table:number-rows-spanned="1">
            <text:p>VBIAS_PAROUT2_1:VBIAS_PAROUT2_-33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577739715576" calcext:value-type="float">
            <text:p>-9.966</text:p>
          </table:table-cell>
          <table:table-cell office:value-type="float" office:value="-10.1115703582764" calcext:value-type="float">
            <text:p>-10.112</text:p>
          </table:table-cell>
          <table:table-cell office:value-type="float" office:value="-10.0661516189575" calcext:value-type="float">
            <text:p>-10.06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60</text:p>
          </table:table-cell>
          <table:table-cell office:value-type="string" calcext:value-type="string" table:number-columns-spanned="5" table:number-rows-spanned="1">
            <text:p>VBIAS_PAROUT2_1:VBIAS_PAROUT2_-33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07328796387" calcext:value-type="float">
            <text:p>-10.021</text:p>
          </table:table-cell>
          <table:table-cell office:value-type="float" office:value="-10.0167989730835" calcext:value-type="float">
            <text:p>-10.017</text:p>
          </table:table-cell>
          <table:table-cell office:value-type="float" office:value="-10.2007389068604" calcext:value-type="float">
            <text:p>-10.2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70</text:p>
          </table:table-cell>
          <table:table-cell office:value-type="string" calcext:value-type="string" table:number-columns-spanned="5" table:number-rows-spanned="1">
            <text:p>VBIAS_PAROUT2_1:VBIAS_PAROUT2_-33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3931293487549" calcext:value-type="float">
            <text:p>-9.939</text:p>
          </table:table-cell>
          <table:table-cell office:value-type="float" office:value="-10.0566148757935" calcext:value-type="float">
            <text:p>-10.057</text:p>
          </table:table-cell>
          <table:table-cell office:value-type="float" office:value="-10.1495981216431" calcext:value-type="float">
            <text:p>-10.1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80</text:p>
          </table:table-cell>
          <table:table-cell office:value-type="string" calcext:value-type="string" table:number-columns-spanned="5" table:number-rows-spanned="1">
            <text:p>VBIAS_PAROUT2_1:VBIAS_PAROUT2_-33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059675216675" calcext:value-type="float">
            <text:p>-10.106</text:p>
          </table:table-cell>
          <table:table-cell office:value-type="float" office:value="-9.93156433105469" calcext:value-type="float">
            <text:p>-9.932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790</text:p>
          </table:table-cell>
          <table:table-cell office:value-type="string" calcext:value-type="string" table:number-columns-spanned="5" table:number-rows-spanned="1">
            <text:p>VBIAS_PAROUT2_1:VBIAS_PAROUT2_-33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9.94110107421875" calcext:value-type="float">
            <text:p>-9.941</text:p>
          </table:table-cell>
          <table:table-cell office:value-type="float" office:value="-10.0377798080444" calcext:value-type="float">
            <text:p>-10.0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00</text:p>
          </table:table-cell>
          <table:table-cell office:value-type="string" calcext:value-type="string" table:number-columns-spanned="5" table:number-rows-spanned="1">
            <text:p>VBIAS_PAROUT2_1:VBIAS_PAROUT2_-33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02696228027" calcext:value-type="float">
            <text:p>-10.030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10.1155042648315" calcext:value-type="float">
            <text:p>-10.1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10</text:p>
          </table:table-cell>
          <table:table-cell office:value-type="string" calcext:value-type="string" table:number-columns-spanned="5" table:number-rows-spanned="1">
            <text:p>VBIAS_PAROUT2_1:VBIAS_PAROUT2_-33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37810134888" calcext:value-type="float">
            <text:p>-10.074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87303256988525" calcext:value-type="float">
            <text:p>-9.87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20</text:p>
          </table:table-cell>
          <table:table-cell office:value-type="string" calcext:value-type="string" table:number-columns-spanned="5" table:number-rows-spanned="1">
            <text:p>VBIAS_PAROUT2_1:VBIAS_PAROUT2_-33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84573364258" calcext:value-type="float">
            <text:p>-10.098</text:p>
          </table:table-cell>
          <table:table-cell office:value-type="float" office:value="-10.1077556610107" calcext:value-type="float">
            <text:p>-10.108</text:p>
          </table:table-cell>
          <table:table-cell office:value-type="float" office:value="-10.1325511932373" calcext:value-type="float">
            <text:p>-10.13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30</text:p>
          </table:table-cell>
          <table:table-cell office:value-type="string" calcext:value-type="string" table:number-columns-spanned="5" table:number-rows-spanned="1">
            <text:p>VBIAS_PAROUT2_1:VBIAS_PAROUT2_-3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85407829284668" calcext:value-type="float">
            <text:p>-9.854</text:p>
          </table:table-cell>
          <table:table-cell office:value-type="float" office:value="-10.0092887878418" calcext:value-type="float">
            <text:p>-10.009</text:p>
          </table:table-cell>
          <table:table-cell office:value-type="float" office:value="-9.90140438079834" calcext:value-type="float">
            <text:p>-9.90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40</text:p>
          </table:table-cell>
          <table:table-cell office:value-type="string" calcext:value-type="string" table:number-columns-spanned="5" table:number-rows-spanned="1">
            <text:p>VBIAS_PAROUT2_1:VBIAS_PAROUT2_-34.0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7722148895264" calcext:value-type="float">
            <text:p>-9.977</text:p>
          </table:table-cell>
          <table:table-cell office:value-type="float" office:value="-9.9107027053833" calcext:value-type="float">
            <text:p>-9.911</text:p>
          </table:table-cell>
          <table:table-cell office:value-type="float" office:value="-9.98282432556152" calcext:value-type="float">
            <text:p>-9.98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50</text:p>
          </table:table-cell>
          <table:table-cell office:value-type="string" calcext:value-type="string" table:number-columns-spanned="5" table:number-rows-spanned="1">
            <text:p>VBIAS_PAROUT2_1:VBIAS_PAROUT2_-34.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414752960205" calcext:value-type="float">
            <text:p>-10.041</text:p>
          </table:table-cell>
          <table:table-cell office:value-type="float" office:value="-10.0491046905518" calcext:value-type="float">
            <text:p>-10.04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60</text:p>
          </table:table-cell>
          <table:table-cell office:value-type="string" calcext:value-type="string" table:number-columns-spanned="5" table:number-rows-spanned="1">
            <text:p>VBIAS_PAROUT2_1:VBIAS_PAROUT2_-34.1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0903377532959" calcext:value-type="float">
            <text:p>-9.909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036859512329" calcext:value-type="float">
            <text:p>-10.00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70</text:p>
          </table:table-cell>
          <table:table-cell office:value-type="string" calcext:value-type="string" table:number-columns-spanned="5" table:number-rows-spanned="1">
            <text:p>VBIAS_PAROUT2_1:VBIAS_PAROUT2_-34.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768474578857" calcext:value-type="float">
            <text:p>-9.968</text:p>
          </table:table-cell>
          <table:table-cell office:value-type="float" office:value="-9.95242595672607" calcext:value-type="float">
            <text:p>-9.952</text:p>
          </table:table-cell>
          <table:table-cell office:value-type="float" office:value="-9.91082191467285" calcext:value-type="float">
            <text:p>-9.91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80</text:p>
          </table:table-cell>
          <table:table-cell office:value-type="string" calcext:value-type="string" table:number-columns-spanned="5" table:number-rows-spanned="1">
            <text:p>VBIAS_PAROUT2_1:VBIAS_PAROUT2_-34.2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70132446289" calcext:value-type="float">
            <text:p>-10.087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9.9714994430542" calcext:value-type="float">
            <text:p>-9.97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890</text:p>
          </table:table-cell>
          <table:table-cell office:value-type="string" calcext:value-type="string" table:number-columns-spanned="5" table:number-rows-spanned="1">
            <text:p>VBIAS_PAROUT2_1:VBIAS_PAROUT2_-34.3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075006484985" calcext:value-type="float">
            <text:p>-10.008</text:p>
          </table:table-cell>
          <table:table-cell office:value-type="float" office:value="-10.1190805435181" calcext:value-type="float">
            <text:p>-10.119</text:p>
          </table:table-cell>
          <table:table-cell office:value-type="float" office:value="-10.0055932998657" calcext:value-type="float">
            <text:p>-10.00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00</text:p>
          </table:table-cell>
          <table:table-cell office:value-type="string" calcext:value-type="string" table:number-columns-spanned="5" table:number-rows-spanned="1">
            <text:p>VBIAS_PAROUT2_1:VBIAS_PAROUT2_-34.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8141040802" calcext:value-type="float">
            <text:p>-10.081</text:p>
          </table:table-cell>
          <table:table-cell office:value-type="float" office:value="-9.97519493103027" calcext:value-type="float">
            <text:p>-9.975</text:p>
          </table:table-cell>
          <table:table-cell office:value-type="float" office:value="-10.0643634796143" calcext:value-type="float">
            <text:p>-10.0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10</text:p>
          </table:table-cell>
          <table:table-cell office:value-type="string" calcext:value-type="string" table:number-columns-spanned="5" table:number-rows-spanned="1">
            <text:p>VBIAS_PAROUT2_1:VBIAS_PAROUT2_-34.4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415945053101" calcext:value-type="float">
            <text:p>-10.042</text:p>
          </table:table-cell>
          <table:table-cell office:value-type="float" office:value="-10.0282430648804" calcext:value-type="float">
            <text:p>-10.028</text:p>
          </table:table-cell>
          <table:table-cell office:value-type="float" office:value="-9.93549823760986" calcext:value-type="float">
            <text:p>-9.93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20</text:p>
          </table:table-cell>
          <table:table-cell office:value-type="string" calcext:value-type="string" table:number-columns-spanned="5" table:number-rows-spanned="1">
            <text:p>VBIAS_PAROUT2_1:VBIAS_PAROUT2_-34.4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358724594116" calcext:value-type="float">
            <text:p>-10.036</text:p>
          </table:table-cell>
          <table:table-cell office:value-type="float" office:value="-10.0111961364746" calcext:value-type="float">
            <text:p>-10.011</text:p>
          </table:table-cell>
          <table:table-cell office:value-type="float" office:value="-9.92417335510254" calcext:value-type="float">
            <text:p>-9.92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30</text:p>
          </table:table-cell>
          <table:table-cell office:value-type="string" calcext:value-type="string" table:number-columns-spanned="5" table:number-rows-spanned="1">
            <text:p>VBIAS_PAROUT2_1:VBIAS_PAROUT2_-34.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249217987061" calcext:value-type="float">
            <text:p>-10.125</text:p>
          </table:table-cell>
          <table:table-cell office:value-type="float" office:value="-9.92965698242188" calcext:value-type="float">
            <text:p>-9.930</text:p>
          </table:table-cell>
          <table:table-cell office:value-type="float" office:value="-9.95445251464844" calcext:value-type="float">
            <text:p>-9.95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40</text:p>
          </table:table-cell>
          <table:table-cell office:value-type="string" calcext:value-type="string" table:number-columns-spanned="5" table:number-rows-spanned="1">
            <text:p>VBIAS_PAROUT2_1:VBIAS_PAROUT2_-34.5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946426391602" calcext:value-type="float">
            <text:p>-10.095</text:p>
          </table:table-cell>
          <table:table-cell office:value-type="float" office:value="-10.0679397583008" calcext:value-type="float">
            <text:p>-10.068</text:p>
          </table:table-cell>
          <table:table-cell office:value-type="float" office:value="-9.87672805786133" calcext:value-type="float">
            <text:p>-9.87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50</text:p>
          </table:table-cell>
          <table:table-cell office:value-type="string" calcext:value-type="string" table:number-columns-spanned="5" table:number-rows-spanned="1">
            <text:p>VBIAS_PAROUT2_1:VBIAS_PAROUT2_-34.6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362466812134" calcext:value-type="float">
            <text:p>-10.136</text:p>
          </table:table-cell>
          <table:table-cell office:value-type="float" office:value="-10.0131034851074" calcext:value-type="float">
            <text:p>-10.013</text:p>
          </table:table-cell>
          <table:table-cell office:value-type="float" office:value="-9.865403175354" calcext:value-type="float">
            <text:p>-9.86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60</text:p>
          </table:table-cell>
          <table:table-cell office:value-type="string" calcext:value-type="string" table:number-columns-spanned="5" table:number-rows-spanned="1">
            <text:p>VBIAS_PAROUT2_1:VBIAS_PAROUT2_-34.6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419687271118" calcext:value-type="float">
            <text:p>-10.142</text:p>
          </table:table-cell>
          <table:table-cell office:value-type="float" office:value="-10.0926160812378" calcext:value-type="float">
            <text:p>-10.093</text:p>
          </table:table-cell>
          <table:table-cell office:value-type="float" office:value="-9.95635986328125" calcext:value-type="float">
            <text:p>-9.95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70</text:p>
          </table:table-cell>
          <table:table-cell office:value-type="string" calcext:value-type="string" table:number-columns-spanned="5" table:number-rows-spanned="1">
            <text:p>VBIAS_PAROUT2_1:VBIAS_PAROUT2_-34.7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91997528076" calcext:value-type="float">
            <text:p>-10.119</text:p>
          </table:table-cell>
          <table:table-cell office:value-type="float" office:value="-9.98461246490479" calcext:value-type="float">
            <text:p>-9.985</text:p>
          </table:table-cell>
          <table:table-cell office:value-type="float" office:value="-10.0094079971313" calcext:value-type="float">
            <text:p>-10.0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80</text:p>
          </table:table-cell>
          <table:table-cell office:value-type="string" calcext:value-type="string" table:number-columns-spanned="5" table:number-rows-spanned="1">
            <text:p>VBIAS_PAROUT2_1:VBIAS_PAROUT2_-34.7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6017456054688" calcext:value-type="float">
            <text:p>-9.960</text:p>
          </table:table-cell>
          <table:table-cell office:value-type="float" office:value="-9.96005535125732" calcext:value-type="float">
            <text:p>-9.960</text:p>
          </table:table-cell>
          <table:table-cell office:value-type="float" office:value="-10.0339651107788" calcext:value-type="float">
            <text:p>-10.03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2990</text:p>
          </table:table-cell>
          <table:table-cell office:value-type="string" calcext:value-type="string" table:number-columns-spanned="5" table:number-rows-spanned="1">
            <text:p>VBIAS_PAROUT2_1:VBIAS_PAROUT2_-34.8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1116895675659" calcext:value-type="float">
            <text:p>-10.112</text:p>
          </table:table-cell>
          <table:table-cell office:value-type="float" office:value="-9.98842716217041" calcext:value-type="float">
            <text:p>-9.988</text:p>
          </table:table-cell>
          <table:table-cell office:value-type="float" office:value="-10.1097822189331" calcext:value-type="float">
            <text:p>-10.11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00</text:p>
          </table:table-cell>
          <table:table-cell office:value-type="string" calcext:value-type="string" table:number-columns-spanned="5" table:number-rows-spanned="1">
            <text:p>VBIAS_PAROUT2_1:VBIAS_PAROUT2_-34.8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9.91654396057129" calcext:value-type="float">
            <text:p>-9.917</text:p>
          </table:table-cell>
          <table:table-cell office:value-type="float" office:value="-9.91833209991455" calcext:value-type="float">
            <text:p>-9.918</text:p>
          </table:table-cell>
          <table:table-cell office:value-type="float" office:value="-9.90903377532959" calcext:value-type="float">
            <text:p>-9.9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10</text:p>
          </table:table-cell>
          <table:table-cell office:value-type="string" calcext:value-type="string" table:number-columns-spanned="5" table:number-rows-spanned="1">
            <text:p>VBIAS_PAROUT2_1:VBIAS_PAROUT2_-34.9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226402282715" calcext:value-type="float">
            <text:p>-10.023</text:p>
          </table:table-cell>
          <table:table-cell office:value-type="float" office:value="-9.99224185943604" calcext:value-type="float">
            <text:p>-9.992</text:p>
          </table:table-cell>
          <table:table-cell office:value-type="float" office:value="-10.0358724594116" calcext:value-type="float">
            <text:p>-10.03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20</text:p>
          </table:table-cell>
          <table:table-cell office:value-type="string" calcext:value-type="string" table:number-columns-spanned="5" table:number-rows-spanned="1">
            <text:p>VBIAS_PAROUT2_1:VBIAS_PAROUT2_-34.9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756883621216" calcext:value-type="float">
            <text:p>-10.076</text:p>
          </table:table-cell>
          <table:table-cell office:value-type="float" office:value="-10.0793838500977" calcext:value-type="float">
            <text:p>-10.079</text:p>
          </table:table-cell>
          <table:table-cell office:value-type="float" office:value="-10.0283622741699" calcext:value-type="float">
            <text:p>-10.02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30</text:p>
          </table:table-cell>
          <table:table-cell office:value-type="string" calcext:value-type="string" table:number-columns-spanned="5" table:number-rows-spanned="1">
            <text:p>VBIAS_PAROUT2_1:VBIAS_PAROUT2_-35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100" calcext:value-type="float">
            <text:p>-100.000</text:p>
          </table:table-cell>
          <table:table-cell office:value-type="float" office:value="100" calcext:value-type="float">
            <text:p>100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mA</text:p>
          </table:table-cell>
          <table:table-cell office:value-type="float" office:value="-10.0680589675903" calcext:value-type="float">
            <text:p>-10.068</text:p>
          </table:table-cell>
          <table:table-cell office:value-type="float" office:value="-10.0489854812622" calcext:value-type="float">
            <text:p>-10.049</text:p>
          </table:table-cell>
          <table:table-cell office:value-type="float" office:value="-10.0624561309814" calcext:value-type="float">
            <text:p>-10.06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40</text:p>
          </table:table-cell>
          <table:table-cell office:value-type="string" calcext:value-type="string" table:number-columns-spanned="5" table:number-rows-spanned="1">
            <text:p>VBIAS_IV_PAR_OUT_1:OPTIMAL VBIAS VOLTAGE1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1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231109619141" calcext:value-type="float">
            <text:p>-31.923</text:p>
          </table:table-cell>
          <table:table-cell office:value-type="float" office:value="-31.7329864501953" calcext:value-type="float">
            <text:p>-31.733</text:p>
          </table:table-cell>
          <table:table-cell office:value-type="float" office:value="-31.9924011230469" calcext:value-type="float">
            <text:p>-31.992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50</text:p>
          </table:table-cell>
          <table:table-cell office:value-type="string" calcext:value-type="string" table:number-columns-spanned="5" table:number-rows-spanned="1">
            <text:p>VBIAS_IV_PAR_OUT_2:OPTIMAL VBIAS VOLTAGE2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38" calcext:value-type="float">
            <text:p>-38.000</text:p>
          </table:table-cell>
          <table:table-cell office:value-type="float" office:value="-28" calcext:value-type="float">
            <text:p>-28.000</text:p>
          </table:table-cell>
          <table:table-cell office:value-type="string" calcext:value-type="string" table:number-columns-spanned="3" table:number-rows-spanned="1">
            <text:p>PAR_OUT2[1]</text:p>
          </table:table-cell>
          <table:covered-table-cell table:number-columns-repeated="2"/>
          <table:table-cell office:value-type="string" calcext:value-type="string">
            <text:p>V</text:p>
          </table:table-cell>
          <table:table-cell office:value-type="float" office:value="-31.9404754638672" calcext:value-type="float">
            <text:p>-31.940</text:p>
          </table:table-cell>
          <table:table-cell office:value-type="float" office:value="-31.7133178710937" calcext:value-type="float">
            <text:p>-31.713</text:p>
          </table:table-cell>
          <table:table-cell office:value-type="float" office:value="-32.0696105957031" calcext:value-type="float">
            <text:p>-3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7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-31.9318</text:p>
          </table:table-cell>
          <table:table-cell office:value-type="string" calcext:value-type="string">
            <text:p>-28.7232</text:p>
          </table:table-cell>
          <table:table-cell office:value-type="string" calcext:value-type="string">
            <text:p>-29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80</text:p>
          </table:table-cell>
          <table:table-cell office:value-type="string" calcext:value-type="string" table:number-columns-spanned="5" table:number-rows-spanned="1">
            <text:p><text:s/>hot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090</text:p>
          </table:table-cell>
          <table:table-cell office:value-type="string" calcext:value-type="string" table:number-columns-spanned="5" table:number-rows-spanned="1">
            <text:p><text:s/>hot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0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office:value-type="string" calcext:value-type="string">
            <text:p>144.197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1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number-columns-repeated="2"/>
          <table:table-cell table:number-columns-spanned="3" table:number-rows-spanned="1"/>
          <table:covered-table-cell table:number-columns-repeated="2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30</text:p>
          </table:table-cell>
          <table:table-cell office:value-type="string" calcext:value-type="string" table:number-columns-spanned="5" table:number-rows-spanned="1">
            <text:p>EvaluateShmoo:Vbias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9317932128906" calcext:value-type="float">
            <text:p>-30.932</text:p>
          </table:table-cell>
          <table:table-cell office:value-type="float" office:value="-30.7231521606445" calcext:value-type="float">
            <text:p>-30.723</text:p>
          </table:table-cell>
          <table:table-cell office:value-type="float" office:value="-31.031005859375" calcext:value-type="float">
            <text:p>-31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40</text:p>
          </table:table-cell>
          <table:table-cell office:value-type="string" calcext:value-type="string" table:number-columns-spanned="5" table:number-rows-spanned="1">
            <text:p>EvaluateShmoo:medi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50</text:p>
          </table:table-cell>
          <table:table-cell office:value-type="string" calcext:value-type="string" table:number-columns-spanned="5" table:number-rows-spanned="1">
            <text:p>EvaluateShmoo:mean_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70</text:p>
          </table:table-cell>
          <table:table-cell office:value-type="string" calcext:value-type="string" table:number-columns-spanned="5" table:number-rows-spanned="1">
            <text:p>EvaluateShmoo:Vbias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8317928314209" calcext:value-type="float">
            <text:p>-30.832</text:p>
          </table:table-cell>
          <table:table-cell office:value-type="float" office:value="-30.6231517791748" calcext:value-type="float">
            <text:p>-30.623</text:p>
          </table:table-cell>
          <table:table-cell office:value-type="float" office:value="-30.9310054779053" calcext:value-type="float">
            <text:p>-30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80</text:p>
          </table:table-cell>
          <table:table-cell office:value-type="string" calcext:value-type="string" table:number-columns-spanned="5" table:number-rows-spanned="1">
            <text:p>EvaluateShmoo:medi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190</text:p>
          </table:table-cell>
          <table:table-cell office:value-type="string" calcext:value-type="string" table:number-columns-spanned="5" table:number-rows-spanned="1">
            <text:p>EvaluateShmoo:mean_1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10</text:p>
          </table:table-cell>
          <table:table-cell office:value-type="string" calcext:value-type="string" table:number-columns-spanned="5" table:number-rows-spanned="1">
            <text:p>EvaluateShmoo:Vbias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7317924499512" calcext:value-type="float">
            <text:p>-30.732</text:p>
          </table:table-cell>
          <table:table-cell office:value-type="float" office:value="-30.5231513977051" calcext:value-type="float">
            <text:p>-30.523</text:p>
          </table:table-cell>
          <table:table-cell office:value-type="float" office:value="-30.8310050964355" calcext:value-type="float">
            <text:p>-30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20</text:p>
          </table:table-cell>
          <table:table-cell office:value-type="string" calcext:value-type="string" table:number-columns-spanned="5" table:number-rows-spanned="1">
            <text:p>EvaluateShmoo:medi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30</text:p>
          </table:table-cell>
          <table:table-cell office:value-type="string" calcext:value-type="string" table:number-columns-spanned="5" table:number-rows-spanned="1">
            <text:p>EvaluateShmoo:mean_1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15887.5" calcext:value-type="float">
            <text:p>158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50</text:p>
          </table:table-cell>
          <table:table-cell office:value-type="string" calcext:value-type="string" table:number-columns-spanned="5" table:number-rows-spanned="1">
            <text:p>EvaluateShmoo:Vbias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6317939758301" calcext:value-type="float">
            <text:p>-30.632</text:p>
          </table:table-cell>
          <table:table-cell office:value-type="float" office:value="-30.423152923584" calcext:value-type="float">
            <text:p>-30.423</text:p>
          </table:table-cell>
          <table:table-cell office:value-type="float" office:value="-30.7310066223145" calcext:value-type="float">
            <text:p>-30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60</text:p>
          </table:table-cell>
          <table:table-cell office:value-type="string" calcext:value-type="string" table:number-columns-spanned="5" table:number-rows-spanned="1">
            <text:p>EvaluateShmoo:medi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0" calcext:value-type="float">
            <text:p>0.000</text:p>
          </table:table-cell>
          <table:table-cell office:value-type="float" office:value="50993.75" calcext:value-type="float">
            <text:p>50993.75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70</text:p>
          </table:table-cell>
          <table:table-cell office:value-type="string" calcext:value-type="string" table:number-columns-spanned="5" table:number-rows-spanned="1">
            <text:p>EvaluateShmoo:mean_1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7273.095703125" calcext:value-type="float">
            <text:p>7273.096</text:p>
          </table:table-cell>
          <table:table-cell office:value-type="float" office:value="0" calcext:value-type="float">
            <text:p>0.000</text:p>
          </table:table-cell>
          <table:table-cell office:value-type="float" office:value="45268.1640625" calcext:value-type="float">
            <text:p>45268.16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290</text:p>
          </table:table-cell>
          <table:table-cell office:value-type="string" calcext:value-type="string" table:number-columns-spanned="5" table:number-rows-spanned="1">
            <text:p>EvaluateShmoo:Vbias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5317935943604" calcext:value-type="float">
            <text:p>-30.532</text:p>
          </table:table-cell>
          <table:table-cell office:value-type="float" office:value="-30.3231525421143" calcext:value-type="float">
            <text:p>-30.323</text:p>
          </table:table-cell>
          <table:table-cell office:value-type="float" office:value="-30.6310062408447" calcext:value-type="float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00</text:p>
          </table:table-cell>
          <table:table-cell office:value-type="string" calcext:value-type="string" table:number-columns-spanned="5" table:number-rows-spanned="1">
            <text:p>EvaluateShmoo:medi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120.3125" calcext:value-type="float">
            <text:p>33120.313</text:p>
          </table:table-cell>
          <table:table-cell office:value-type="float" office:value="0" calcext:value-type="float">
            <text:p>0.000</text:p>
          </table:table-cell>
          <table:table-cell office:value-type="float" office:value="48687.5" calcext:value-type="float">
            <text:p>48687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10</text:p>
          </table:table-cell>
          <table:table-cell office:value-type="string" calcext:value-type="string" table:number-columns-spanned="5" table:number-rows-spanned="1">
            <text:p>EvaluateShmoo:mean_1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3680.859375" calcext:value-type="float">
            <text:p>33680.859</text:p>
          </table:table-cell>
          <table:table-cell office:value-type="float" office:value="35386.5234375" calcext:value-type="float">
            <text:p>35386.523</text:p>
          </table:table-cell>
          <table:table-cell office:value-type="float" office:value="49320.1171875" calcext:value-type="float">
            <text:p>49320.11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30</text:p>
          </table:table-cell>
          <table:table-cell office:value-type="string" calcext:value-type="string" table:number-columns-spanned="5" table:number-rows-spanned="1">
            <text:p>EvaluateShmoo:Vbias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4317932128906" calcext:value-type="float">
            <text:p>-30.432</text:p>
          </table:table-cell>
          <table:table-cell office:value-type="float" office:value="-30.2231521606445" calcext:value-type="float">
            <text:p>-30.223</text:p>
          </table:table-cell>
          <table:table-cell office:value-type="float" office:value="-30.531005859375" calcext:value-type="float">
            <text:p>-30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40</text:p>
          </table:table-cell>
          <table:table-cell office:value-type="string" calcext:value-type="string" table:number-columns-spanned="5" table:number-rows-spanned="1">
            <text:p>EvaluateShmoo:medi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828.125" calcext:value-type="float">
            <text:p>28828.125</text:p>
          </table:table-cell>
          <table:table-cell office:value-type="float" office:value="85843.75" calcext:value-type="float">
            <text:p>85843.750</text:p>
          </table:table-cell>
          <table:table-cell office:value-type="float" office:value="47021.875" calcext:value-type="float">
            <text:p>47021.8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50</text:p>
          </table:table-cell>
          <table:table-cell office:value-type="string" calcext:value-type="string" table:number-columns-spanned="5" table:number-rows-spanned="1">
            <text:p>EvaluateShmoo:mean_1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8738.037109375" calcext:value-type="float">
            <text:p>28738.037</text:p>
          </table:table-cell>
          <table:table-cell office:value-type="float" office:value="85579.4921875" calcext:value-type="float">
            <text:p>85579.492</text:p>
          </table:table-cell>
          <table:table-cell office:value-type="float" office:value="47382.2265625" calcext:value-type="float">
            <text:p>47382.22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70</text:p>
          </table:table-cell>
          <table:table-cell office:value-type="string" calcext:value-type="string" table:number-columns-spanned="5" table:number-rows-spanned="1">
            <text:p>EvaluateShmoo:Vbias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3317928314209" calcext:value-type="float">
            <text:p>-30.332</text:p>
          </table:table-cell>
          <table:table-cell office:value-type="float" office:value="-30.1231517791748" calcext:value-type="float">
            <text:p>-30.123</text:p>
          </table:table-cell>
          <table:table-cell office:value-type="float" office:value="-30.4310054779053" calcext:value-type="float">
            <text:p>-30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80</text:p>
          </table:table-cell>
          <table:table-cell office:value-type="string" calcext:value-type="string" table:number-columns-spanned="5" table:number-rows-spanned="1">
            <text:p>EvaluateShmoo:medi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228.125" calcext:value-type="float">
            <text:p>45228.125</text:p>
          </table:table-cell>
          <table:table-cell office:value-type="float" office:value="82768.75" calcext:value-type="float">
            <text:p>82768.750</text:p>
          </table:table-cell>
          <table:table-cell office:value-type="float" office:value="44459.375" calcext:value-type="float">
            <text:p>44459.37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390</text:p>
          </table:table-cell>
          <table:table-cell office:value-type="string" calcext:value-type="string" table:number-columns-spanned="5" table:number-rows-spanned="1">
            <text:p>EvaluateShmoo:mean_1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5184.08203125" calcext:value-type="float">
            <text:p>45184.082</text:p>
          </table:table-cell>
          <table:table-cell office:value-type="float" office:value="83057.03125" calcext:value-type="float">
            <text:p>83057.031</text:p>
          </table:table-cell>
          <table:table-cell office:value-type="float" office:value="44699.609375" calcext:value-type="float">
            <text:p>44699.60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10</text:p>
          </table:table-cell>
          <table:table-cell office:value-type="string" calcext:value-type="string" table:number-columns-spanned="5" table:number-rows-spanned="1">
            <text:p>EvaluateShmoo:Vbias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2317924499512" calcext:value-type="float">
            <text:p>-30.232</text:p>
          </table:table-cell>
          <table:table-cell office:value-type="float" office:value="-30.0231513977051" calcext:value-type="float">
            <text:p>-30.023</text:p>
          </table:table-cell>
          <table:table-cell office:value-type="float" office:value="-30.3310050964355" calcext:value-type="float">
            <text:p>-30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20</text:p>
          </table:table-cell>
          <table:table-cell office:value-type="string" calcext:value-type="string" table:number-columns-spanned="5" table:number-rows-spanned="1">
            <text:p>EvaluateShmoo:medi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306.25" calcext:value-type="float">
            <text:p>43306.250</text:p>
          </table:table-cell>
          <table:table-cell office:value-type="float" office:value="78925" calcext:value-type="float">
            <text:p>78925.000</text:p>
          </table:table-cell>
          <table:table-cell office:value-type="float" office:value="42665.625" calcext:value-type="float">
            <text:p>42665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30</text:p>
          </table:table-cell>
          <table:table-cell office:value-type="string" calcext:value-type="string" table:number-columns-spanned="5" table:number-rows-spanned="1">
            <text:p>EvaluateShmoo:mean_1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3222.16796875" calcext:value-type="float">
            <text:p>43222.168</text:p>
          </table:table-cell>
          <table:table-cell office:value-type="float" office:value="78488.578125" calcext:value-type="float">
            <text:p>78488.578</text:p>
          </table:table-cell>
          <table:table-cell office:value-type="float" office:value="42449.4140625" calcext:value-type="float">
            <text:p>424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50</text:p>
          </table:table-cell>
          <table:table-cell office:value-type="string" calcext:value-type="string" table:number-columns-spanned="5" table:number-rows-spanned="1">
            <text:p>EvaluateShmoo:Vbias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1317939758301" calcext:value-type="float">
            <text:p>-30.132</text:p>
          </table:table-cell>
          <table:table-cell office:value-type="float" office:value="-29.923152923584" calcext:value-type="float">
            <text:p>-29.923</text:p>
          </table:table-cell>
          <table:table-cell office:value-type="float" office:value="-30.2310066223145" calcext:value-type="float">
            <text:p>-30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60</text:p>
          </table:table-cell>
          <table:table-cell office:value-type="string" calcext:value-type="string" table:number-columns-spanned="5" table:number-rows-spanned="1">
            <text:p>EvaluateShmoo:medi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128.125" calcext:value-type="float">
            <text:p>41128.125</text:p>
          </table:table-cell>
          <table:table-cell office:value-type="float" office:value="76875" calcext:value-type="float">
            <text:p>76875.000</text:p>
          </table:table-cell>
          <table:table-cell office:value-type="float" office:value="39975" calcext:value-type="float">
            <text:p>39975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70</text:p>
          </table:table-cell>
          <table:table-cell office:value-type="string" calcext:value-type="string" table:number-columns-spanned="5" table:number-rows-spanned="1">
            <text:p>EvaluateShmoo:mean_1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41428.41796875" calcext:value-type="float">
            <text:p>41428.418</text:p>
          </table:table-cell>
          <table:table-cell office:value-type="float" office:value="75685.84375" calcext:value-type="float">
            <text:p>75685.844</text:p>
          </table:table-cell>
          <table:table-cell office:value-type="float" office:value="40421.4375" calcext:value-type="float">
            <text:p>40421.4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490</text:p>
          </table:table-cell>
          <table:table-cell office:value-type="string" calcext:value-type="string" table:number-columns-spanned="5" table:number-rows-spanned="1">
            <text:p>EvaluateShmoo:Vbias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30.0317935943603" calcext:value-type="float">
            <text:p>-30.032</text:p>
          </table:table-cell>
          <table:table-cell office:value-type="float" office:value="-29.8231525421143" calcext:value-type="float">
            <text:p>-29.823</text:p>
          </table:table-cell>
          <table:table-cell office:value-type="float" office:value="-30.1310062408447" calcext:value-type="float">
            <text:p>-30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00</text:p>
          </table:table-cell>
          <table:table-cell office:value-type="string" calcext:value-type="string" table:number-columns-spanned="5" table:number-rows-spanned="1">
            <text:p>EvaluateShmoo:medi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334.375" calcext:value-type="float">
            <text:p>39334.375</text:p>
          </table:table-cell>
          <table:table-cell office:value-type="float" office:value="66560.9375" calcext:value-type="float">
            <text:p>66560.938</text:p>
          </table:table-cell>
          <table:table-cell office:value-type="float" office:value="37412.5" calcext:value-type="float">
            <text:p>37412.5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10</text:p>
          </table:table-cell>
          <table:table-cell office:value-type="string" calcext:value-type="string" table:number-columns-spanned="5" table:number-rows-spanned="1">
            <text:p>EvaluateShmoo:mean_1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9266.30859375" calcext:value-type="float">
            <text:p>39266.309</text:p>
          </table:table-cell>
          <table:table-cell office:value-type="float" office:value="66657.03125" calcext:value-type="float">
            <text:p>66657.031</text:p>
          </table:table-cell>
          <table:table-cell office:value-type="float" office:value="37144.23828125" calcext:value-type="float">
            <text:p>37144.238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30</text:p>
          </table:table-cell>
          <table:table-cell office:value-type="string" calcext:value-type="string" table:number-columns-spanned="5" table:number-rows-spanned="1">
            <text:p>EvaluateShmoo:Vbias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9317932128906" calcext:value-type="float">
            <text:p>-29.932</text:p>
          </table:table-cell>
          <table:table-cell office:value-type="float" office:value="-29.7231521606445" calcext:value-type="float">
            <text:p>-29.723</text:p>
          </table:table-cell>
          <table:table-cell office:value-type="float" office:value="-30.031005859375" calcext:value-type="float">
            <text:p>-30.0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40</text:p>
          </table:table-cell>
          <table:table-cell office:value-type="string" calcext:value-type="string" table:number-columns-spanned="5" table:number-rows-spanned="1">
            <text:p>EvaluateShmoo:medi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6900" calcext:value-type="float">
            <text:p>36900.000</text:p>
          </table:table-cell>
          <table:table-cell office:value-type="float" office:value="68162.5" calcext:value-type="float">
            <text:p>68162.500</text:p>
          </table:table-cell>
          <table:table-cell office:value-type="float" office:value="33440.625" calcext:value-type="float">
            <text:p>3344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50</text:p>
          </table:table-cell>
          <table:table-cell office:value-type="string" calcext:value-type="string" table:number-columns-spanned="5" table:number-rows-spanned="1">
            <text:p>EvaluateShmoo:mean_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37176.26953125" calcext:value-type="float">
            <text:p>37176.270</text:p>
          </table:table-cell>
          <table:table-cell office:value-type="float" office:value="68278.609375" calcext:value-type="float">
            <text:p>68278.609</text:p>
          </table:table-cell>
          <table:table-cell office:value-type="float" office:value="32523.73046875" calcext:value-type="float">
            <text:p>32523.73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70</text:p>
          </table:table-cell>
          <table:table-cell office:value-type="string" calcext:value-type="string" table:number-columns-spanned="5" table:number-rows-spanned="1">
            <text:p>EvaluateShmoo:Vbias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8317928314209" calcext:value-type="float">
            <text:p>-29.832</text:p>
          </table:table-cell>
          <table:table-cell office:value-type="float" office:value="-29.6231517791748" calcext:value-type="float">
            <text:p>-29.623</text:p>
          </table:table-cell>
          <table:table-cell office:value-type="float" office:value="-29.9310054779053" calcext:value-type="float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80</text:p>
          </table:table-cell>
          <table:table-cell office:value-type="string" calcext:value-type="string" table:number-columns-spanned="5" table:number-rows-spanned="1">
            <text:p>EvaluateShmoo:medi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9026.5625" calcext:value-type="float">
            <text:p>19026.563</text:p>
          </table:table-cell>
          <table:table-cell office:value-type="float" office:value="48431.25" calcext:value-type="float">
            <text:p>48431.250</text:p>
          </table:table-cell>
          <table:table-cell office:value-type="float" office:value="18578.125" calcext:value-type="float">
            <text:p>18578.1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590</text:p>
          </table:table-cell>
          <table:table-cell office:value-type="string" calcext:value-type="string" table:number-columns-spanned="5" table:number-rows-spanned="1">
            <text:p>EvaluateShmoo:mean_2.1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8930.46875" calcext:value-type="float">
            <text:p>18930.469</text:p>
          </table:table-cell>
          <table:table-cell office:value-type="float" office:value="46713.57421875" calcext:value-type="float">
            <text:p>46713.574</text:p>
          </table:table-cell>
          <table:table-cell office:value-type="float" office:value="17849.4140625" calcext:value-type="float">
            <text:p>17849.414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10</text:p>
          </table:table-cell>
          <table:table-cell office:value-type="string" calcext:value-type="string" table:number-columns-spanned="5" table:number-rows-spanned="1">
            <text:p>EvaluateShmoo:Vbias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7317924499512" calcext:value-type="float">
            <text:p>-29.732</text:p>
          </table:table-cell>
          <table:table-cell office:value-type="float" office:value="-29.5231513977051" calcext:value-type="float">
            <text:p>-29.523</text:p>
          </table:table-cell>
          <table:table-cell office:value-type="float" office:value="-29.8310050964355" calcext:value-type="float">
            <text:p>-29.8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20</text:p>
          </table:table-cell>
          <table:table-cell office:value-type="string" calcext:value-type="string" table:number-columns-spanned="5" table:number-rows-spanned="1">
            <text:p>EvaluateShmoo:medi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862.5" calcext:value-type="float">
            <text:p>14862.500</text:p>
          </table:table-cell>
          <table:table-cell office:value-type="float" office:value="9609.375" calcext:value-type="float">
            <text:p>9609.375</text:p>
          </table:table-cell>
          <table:table-cell office:value-type="float" office:value="2690.625" calcext:value-type="float">
            <text:p>2690.62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30</text:p>
          </table:table-cell>
          <table:table-cell office:value-type="string" calcext:value-type="string" table:number-columns-spanned="5" table:number-rows-spanned="1">
            <text:p>EvaluateShmoo:mean_2.2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4798.4375" calcext:value-type="float">
            <text:p>14798.438</text:p>
          </table:table-cell>
          <table:table-cell office:value-type="float" office:value="14077.734375" calcext:value-type="float">
            <text:p>14077.734</text:p>
          </table:table-cell>
          <table:table-cell office:value-type="float" office:value="4172.0703125" calcext:value-type="float">
            <text:p>4172.07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50</text:p>
          </table:table-cell>
          <table:table-cell office:value-type="string" calcext:value-type="string" table:number-columns-spanned="5" table:number-rows-spanned="1">
            <text:p>EvaluateShmoo:Vbias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6317939758301" calcext:value-type="float">
            <text:p>-29.632</text:p>
          </table:table-cell>
          <table:table-cell office:value-type="float" office:value="-29.423152923584" calcext:value-type="float">
            <text:p>-29.423</text:p>
          </table:table-cell>
          <table:table-cell office:value-type="float" office:value="-29.7310066223145" calcext:value-type="float">
            <text:p>-29.7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60</text:p>
          </table:table-cell>
          <table:table-cell office:value-type="string" calcext:value-type="string" table:number-columns-spanned="5" table:number-rows-spanned="1">
            <text:p>EvaluateShmoo:medi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153.125" calcext:value-type="float">
            <text:p>1153.125</text:p>
          </table:table-cell>
          <table:table-cell office:value-type="float" office:value="256.25" calcext:value-type="float">
            <text:p>256.250</text:p>
          </table:table-cell>
          <table:table-cell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70</text:p>
          </table:table-cell>
          <table:table-cell office:value-type="string" calcext:value-type="string" table:number-columns-spanned="5" table:number-rows-spanned="1">
            <text:p>EvaluateShmoo:mean_2.3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2590.52734375" calcext:value-type="float">
            <text:p>2590.527</text:p>
          </table:table-cell>
          <table:table-cell office:value-type="float" office:value="1113.0859375" calcext:value-type="float">
            <text:p>1113.086</text:p>
          </table:table-cell>
          <table:table-cell office:value-type="float" office:value="426.416015625" calcext:value-type="float">
            <text:p>426.41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690</text:p>
          </table:table-cell>
          <table:table-cell office:value-type="string" calcext:value-type="string" table:number-columns-spanned="5" table:number-rows-spanned="1">
            <text:p>EvaluateShmoo:Vbias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5317935943604" calcext:value-type="float">
            <text:p>-29.532</text:p>
          </table:table-cell>
          <table:table-cell office:value-type="float" office:value="-29.3231525421143" calcext:value-type="float">
            <text:p>-29.323</text:p>
          </table:table-cell>
          <table:table-cell office:value-type="float" office:value="-29.6310062408447" calcext:value-type="float">
            <text:p>-29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00</text:p>
          </table:table-cell>
          <table:table-cell office:value-type="string" calcext:value-type="string" table:number-columns-spanned="5" table:number-rows-spanned="1">
            <text:p>EvaluateShmoo:medi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10</text:p>
          </table:table-cell>
          <table:table-cell office:value-type="string" calcext:value-type="string" table:number-columns-spanned="5" table:number-rows-spanned="1">
            <text:p>EvaluateShmoo:mean_2.4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52.05078125" calcext:value-type="float">
            <text:p>52.051</text:p>
          </table:table-cell>
          <table:table-cell office:value-type="float" office:value="24.0234375" calcext:value-type="float">
            <text:p>24.023</text:p>
          </table:table-cell>
          <table:table-cell office:value-type="float" office:value="40.0390625" calcext:value-type="float">
            <text:p>40.039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30</text:p>
          </table:table-cell>
          <table:table-cell office:value-type="string" calcext:value-type="string" table:number-columns-spanned="5" table:number-rows-spanned="1">
            <text:p>EvaluateShmoo:Vbias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4317932128906" calcext:value-type="float">
            <text:p>-29.432</text:p>
          </table:table-cell>
          <table:table-cell office:value-type="float" office:value="-29.2231521606445" calcext:value-type="float">
            <text:p>-29.223</text:p>
          </table:table-cell>
          <table:table-cell office:value-type="float" office:value="-29.531005859375" calcext:value-type="float">
            <text:p>-29.5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40</text:p>
          </table:table-cell>
          <table:table-cell office:value-type="string" calcext:value-type="string" table:number-columns-spanned="5" table:number-rows-spanned="1">
            <text:p>EvaluateShmoo:medi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50</text:p>
          </table:table-cell>
          <table:table-cell office:value-type="string" calcext:value-type="string" table:number-columns-spanned="5" table:number-rows-spanned="1">
            <text:p>EvaluateShmoo:mean_2.5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70</text:p>
          </table:table-cell>
          <table:table-cell office:value-type="string" calcext:value-type="string" table:number-columns-spanned="5" table:number-rows-spanned="1">
            <text:p>EvaluateShmoo:Vbias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3317928314209" calcext:value-type="float">
            <text:p>-29.332</text:p>
          </table:table-cell>
          <table:table-cell office:value-type="float" office:value="-29.1231517791748" calcext:value-type="float">
            <text:p>-29.123</text:p>
          </table:table-cell>
          <table:table-cell office:value-type="float" office:value="-29.4310054779053" calcext:value-type="float">
            <text:p>-29.4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80</text:p>
          </table:table-cell>
          <table:table-cell office:value-type="string" calcext:value-type="string" table:number-columns-spanned="5" table:number-rows-spanned="1">
            <text:p>EvaluateShmoo:median_2.6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790</text:p>
          </table:table-cell>
          <table:table-cell office:value-type="string" calcext:value-type="string" table:number-columns-spanned="5" table:number-rows-spanned="1">
            <text:p>EvaluateShmoo:mean_2.6[1]</text:p>
          </table:table-cell>
          <table:covered-table-cell office:value-type="string" calcext:value-type="string">
            <text:p>``</text:p>
          </table:covered-table-cell>
          <table:covered-table-cell table:number-columns-repeated="3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10</text:p>
          </table:table-cell>
          <table:table-cell office:value-type="string" calcext:value-type="string" table:number-columns-spanned="5" table:number-rows-spanned="1">
            <text:p>EvaluateShmoo:Vbias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2317924499512" calcext:value-type="float">
            <text:p>-29.232</text:p>
          </table:table-cell>
          <table:table-cell office:value-type="float" office:value="-29.0231513977051" calcext:value-type="float">
            <text:p>-29.023</text:p>
          </table:table-cell>
          <table:table-cell office:value-type="float" office:value="-29.3310050964355" calcext:value-type="float">
            <text:p>-29.3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20</text:p>
          </table:table-cell>
          <table:table-cell office:value-type="string" calcext:value-type="string" table:number-columns-spanned="5" table:number-rows-spanned="1">
            <text:p>EvaluateShmoo:medi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30</text:p>
          </table:table-cell>
          <table:table-cell office:value-type="string" calcext:value-type="string" table:number-columns-spanned="5" table:number-rows-spanned="1">
            <text:p>EvaluateShmoo:mean_2.7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50</text:p>
          </table:table-cell>
          <table:table-cell office:value-type="string" calcext:value-type="string" table:number-columns-spanned="5" table:number-rows-spanned="1">
            <text:p>EvaluateShmoo:Vbias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1317939758301" calcext:value-type="float">
            <text:p>-29.132</text:p>
          </table:table-cell>
          <table:table-cell office:value-type="float" office:value="-28.923152923584" calcext:value-type="float">
            <text:p>-28.923</text:p>
          </table:table-cell>
          <table:table-cell office:value-type="float" office:value="-29.2310066223145" calcext:value-type="float">
            <text:p>-29.2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60</text:p>
          </table:table-cell>
          <table:table-cell office:value-type="string" calcext:value-type="string" table:number-columns-spanned="5" table:number-rows-spanned="1">
            <text:p>EvaluateShmoo:medi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70</text:p>
          </table:table-cell>
          <table:table-cell office:value-type="string" calcext:value-type="string" table:number-columns-spanned="5" table:number-rows-spanned="1">
            <text:p>EvaluateShmoo:mean_2.8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890</text:p>
          </table:table-cell>
          <table:table-cell office:value-type="string" calcext:value-type="string" table:number-columns-spanned="5" table:number-rows-spanned="1">
            <text:p>EvaluateShmoo:Vbias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-40" calcext:value-type="float">
            <text:p>-40.000</text:p>
          </table:table-cell>
          <table:table-cell office:value-type="float" office:value="-28" calcext:value-type="float">
            <text:p>-28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-29.0317935943604" calcext:value-type="float">
            <text:p>-29.032</text:p>
          </table:table-cell>
          <table:table-cell office:value-type="float" office:value="-28.8231525421143" calcext:value-type="float">
            <text:p>-28.823</text:p>
          </table:table-cell>
          <table:table-cell office:value-type="float" office:value="-29.1310062408447" calcext:value-type="float">
            <text:p>-29.1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00</text:p>
          </table:table-cell>
          <table:table-cell office:value-type="string" calcext:value-type="string" table:number-columns-spanned="5" table:number-rows-spanned="1">
            <text:p>EvaluateShmoo:medi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10</text:p>
          </table:table-cell>
          <table:table-cell office:value-type="string" calcext:value-type="string" table:number-columns-spanned="5" table:number-rows-spanned="1">
            <text:p>EvaluateShmoo:mean_2.9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10000000" calcext:value-type="float">
            <text:p>1000000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3" office:value-type="float" office:value="0" calcext:value-type="float">
            <text:p>0.0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0</text:p>
          </table:table-cell>
          <table:table-cell office:value-type="string" calcext:value-type="string" table:number-columns-spanned="5" table:number-rows-spanned="1">
            <text:p>ShmooLog:VBIAS_RANGE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.300000011920929" calcext:value-type="float">
            <text:p>0.300</text:p>
          </table:table-cell>
          <table:table-cell office:value-type="float" office:value="5" calcext:value-type="float">
            <text:p>5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0.800000011920929" calcext:value-type="float">
            <text:p>0.800</text:p>
          </table:table-cell>
          <table:table-cell table:number-columns-repeated="2" office:value-type="float" office:value="0.699999988079071" calcext:value-type="float">
            <text:p>0.7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2</text:p>
          </table:table-cell>
          <table:table-cell office:value-type="string" calcext:value-type="string" table:number-columns-spanned="5" table:number-rows-spanned="1">
            <text:p>ShmooLog:Vmin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office:value-type="float" office:value="1.39999997615814" calcext:value-type="float">
            <text:p>1.400</text:p>
          </table:table-cell>
          <table:table-cell office:value-type="float" office:value="1.5" calcext:value-type="float">
            <text:p>1.500</text:p>
          </table:table-cell>
          <table:table-cell office:value-type="float" office:value="1.39999997615814" calcext:value-type="float">
            <text:p>1.4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10004</text:p>
          </table:table-cell>
          <table:table-cell office:value-type="string" calcext:value-type="string" table:number-columns-spanned="5" table:number-rows-spanned="1">
            <text:p>ShmooLog:Vmax[1]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office:value-type="float" office:value="0" calcext:value-type="float">
            <text:p>0.000</text:p>
          </table:table-cell>
          <table:table-cell office:value-type="float" office:value="20" calcext:value-type="float">
            <text:p>20.000</text:p>
          </table:table-cell>
          <table:table-cell table:number-columns-spanned="3" table:number-rows-spanned="1"/>
          <table:covered-table-cell table:number-columns-repeated="2"/>
          <table:table-cell/>
          <table:table-cell table:number-columns-repeated="2" office:value-type="float" office:value="2.20000004768372" calcext:value-type="float">
            <text:p>2.200</text:p>
          </table:table-cell>
          <table:table-cell office:value-type="float" office:value="2.09999990463257" calcext:value-type="float">
            <text:p>2.10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3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30.5318</text:p>
          </table:table-cell>
          <table:table-cell office:value-type="string" calcext:value-type="string">
            <text:p>-30.2232</text:p>
          </table:table-cell>
          <table:table-cell office:value-type="string" calcext:value-type="string">
            <text:p>-30.6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4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12</text:p>
          </table:table-cell>
          <table:table-cell table:number-columns-repeated="2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5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6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49272.1</text:p>
          </table:table-cell>
          <table:table-cell office:value-type="string" calcext:value-type="string">
            <text:p>73503.7</text:p>
          </table:table-cell>
          <table:table-cell office:value-type="string" calcext:value-type="string">
            <text:p>48475.3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7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50993.8</text:p>
          </table:table-cell>
          <table:table-cell office:value-type="string" calcext:value-type="string">
            <text:p>73287.5</text:p>
          </table:table-cell>
          <table:table-cell office:value-type="string" calcext:value-type="string">
            <text:p>48687.5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399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-29.7318</text:p>
          </table:table-cell>
          <table:table-cell office:value-type="string" calcext:value-type="string">
            <text:p>-29.5232</text:p>
          </table:table-cell>
          <table:table-cell office:value-type="string" calcext:value-type="string">
            <text:p>-29.93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0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1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number-columns-repeated="3" office:value-type="string" calcext:value-type="string">
            <text:p>0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2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35.2</text:p>
          </table:table-cell>
          <table:table-cell office:value-type="string" calcext:value-type="string">
            <text:p>10214</text:p>
          </table:table-cell>
          <table:table-cell office:value-type="string" calcext:value-type="string">
            <text:p>15453.1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3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office:value-type="string" calcext:value-type="string">
            <text:p>15503.1</text:p>
          </table:table-cell>
          <table:table-cell office:value-type="string" calcext:value-type="string">
            <text:p>6918.75</text:p>
          </table:table-cell>
          <table:table-cell office:value-type="string" calcext:value-type="string">
            <text:p>14990.6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405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6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7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8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09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10</text:p>
          </table:table-cell>
          <table:table-cell office:value-type="string" calcext:value-type="string" table:number-columns-spanned="5" table:number-rows-spanned="1">
            <text:p><text:s/>vbia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20</text:p>
          </table:table-cell>
          <table:table-cell office:value-type="string" calcext:value-type="string" table:number-columns-spanned="5" table:number-rows-spanned="1">
            <text:p><text:s/>dead_pixel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30</text:p>
          </table:table-cell>
          <table:table-cell office:value-type="string" calcext:value-type="string" table:number-columns-spanned="5" table:number-rows-spanned="1">
            <text:p><text:s/>dead_columns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40</text:p>
          </table:table-cell>
          <table:table-cell office:value-type="string" calcext:value-type="string" table:number-columns-spanned="5" table:number-rows-spanned="1">
            <text:p><text:s/>me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  <table:table-row table:style-name="ro2">
          <table:table-cell office:value-type="string" calcext:value-type="string">
            <text:p>4150</text:p>
          </table:table-cell>
          <table:table-cell office:value-type="string" calcext:value-type="string" table:number-columns-spanned="5" table:number-rows-spanned="1">
            <text:p><text:s/>median </text:p>
          </table:table-cell>
          <table:covered-table-cell table:number-columns-repeated="4"/>
          <table:table-cell office:value-type="string" calcext:value-type="string">
            <text:p>0</text:p>
          </table:table-cell>
          <table:table-cell table:style-name="ce62" table:number-columns-repeated="2"/>
          <table:table-cell table:style-name="ce37" table:number-columns-spanned="3" table:number-rows-spanned="1"/>
          <table:covered-table-cell table:number-columns-repeated="2" table:style-name="ce24"/>
          <table:table-cell/>
          <table:table-cell table:style-name="ce74" table:number-columns-repeated="3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 New" svg:font-family="'Courier New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6:25:01.239791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3T13:26:24.276981792</meta:creation-date>
    <dc:date>2020-01-22T14:07:09.567371767</dc:date>
    <meta:editing-duration>P12DT19H17M50S</meta:editing-duration>
    <meta:editing-cycles>10</meta:editing-cycles>
    <meta:generator>LibreOffice/6.3.4.2.0$Linux_X86_64 LibreOffice_project/30$Build-2</meta:generator>
    <meta:document-statistic meta:table-count="1" meta:cell-count="3641" meta:object-count="0"/>
  </office:meta>
</office:document-meta>
</file>